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imSun" svg:font-family="SimSun"/>
    <style:font-face style:name="Symbol" svg:font-family="Symbol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3" svg:font-family="Arial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.381cm" fo:margin-left="-0.191cm" fo:margin-top="0cm" fo:margin-bottom="0cm" table:align="left"/>
    </style:style>
    <style:style style:name="Table1.A" style:family="table-column">
      <style:table-column-properties style:column-width="7.668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2cm"/>
    </style:style>
    <style:style style:name="Table1.1" style:family="table-row">
      <style:table-row-properties style:min-row-height="1.058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B1" style:family="table-cell">
      <style:table-cell-properties fo:padding-left="0.191cm" fo:padding-right="0.191cm" fo:padding-top="0cm" fo:padding-bottom="0cm" fo:border-left="none" fo:border-right="none" fo:border-top="none" fo:border-bottom="0.5pt solid #000001"/>
    </style:style>
    <style:style style:name="Table1.B2" style:family="table-cell">
      <style:table-cell-properties fo:padding-left="0.191cm" fo:padding-right="0.191cm" fo:padding-top="0cm" fo:padding-bottom="0cm" fo:border-left="none" fo:border-right="none" fo:border-top="0.5pt solid #000001" fo:border-bottom="0.5pt solid #000001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.75cm" fo:margin-bottom="0cm" loext:contextual-spacing="false" fo:line-height="100%" fo:text-align="end" style:justify-single-word="false" fo:text-indent="0cm" style:auto-text-indent="false" fo:break-before="page" fo:padding="0cm" fo:border="none"/>
      <style:text-properties style:text-position="0% 100%" style:font-name="Times New Roman1" fo:font-size="12pt" fo:font-weight="normal" style:font-name-asian="Times New Roman2" style:font-size-asian="12pt" style:font-weight-asian="normal" style:font-name-complex="Times New Roman2" style:font-size-complex="12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>
        <style:tab-stops>
          <style:tab-stop style:position="17.002cm" style:type="right"/>
        </style:tab-stops>
      </style:paragraph-properties>
      <style:text-properties fo:background-color="transparent"/>
    </style:style>
    <style:style style:name="P3" style:family="paragraph" style:parent-style-name="Standard">
      <style:paragraph-properties fo:margin-top="0cm" fo:margin-bottom="1.251cm" loext:contextual-spacing="false" fo:line-height="100%" fo:padding="0cm" fo:border="none"/>
      <style:text-properties style:text-position="0% 100%" style:font-name="Times New Roman1" fo:font-size="12pt" fo:font-weight="normal" style:font-name-asian="Times New Roman2" style:font-size-asian="12pt" style:font-weight-asian="normal" style:font-name-complex="Times New Roman2" style:font-size-complex="12pt"/>
    </style:style>
    <style:style style:name="P4" style:family="paragraph" style:parent-style-name="Standard" style:list-style-name="WW8Num15">
      <style:paragraph-properties fo:line-height="110%" fo:text-align="justify" style:justify-single-word="false">
        <style:tab-stops>
          <style:tab-stop style:position="1.251cm"/>
        </style:tab-stops>
      </style:paragraph-properties>
      <style:text-properties style:font-name="Times new roman" officeooo:paragraph-rsid="005dace1"/>
    </style:style>
    <style:style style:name="P5" style:family="paragraph" style:parent-style-name="Standard">
      <style:paragraph-properties fo:line-height="120%" fo:text-align="justify" style:justify-single-word="false">
        <style:tab-stops>
          <style:tab-stop style:position="1.005cm"/>
        </style:tab-stops>
      </style:paragraph-properties>
      <style:text-properties style:font-name="Times new roman" officeooo:paragraph-rsid="005dace1"/>
    </style:style>
    <style:style style:name="P6" style:family="paragraph" style:parent-style-name="Standard">
      <style:paragraph-properties fo:line-height="120%">
        <style:tab-stops>
          <style:tab-stop style:position="1.005cm"/>
          <style:tab-stop style:position="7.62cm"/>
          <style:tab-stop style:position="9.843cm"/>
        </style:tab-stops>
      </style:paragraph-properties>
      <style:text-properties style:font-name="Times new roman" fo:font-size="14pt" fo:language="ru" fo:country="RU" officeooo:paragraph-rsid="005dace1" style:font-size-asian="14pt" style:font-name-complex="Times New Roman" style:font-size-complex="14pt"/>
    </style:style>
    <style:style style:name="P7" style:family="paragraph" style:parent-style-name="Standard">
      <style:text-properties style:font-name="Times new roman" fo:font-size="14pt" fo:language="en" fo:country="US" style:font-size-asian="14pt" style:font-size-complex="14pt"/>
    </style:style>
    <style:style style:name="P8" style:family="paragraph" style:parent-style-name="Standard">
      <style:paragraph-properties fo:line-height="120%" fo:text-align="justify" style:justify-single-word="false">
        <style:tab-stops>
          <style:tab-stop style:position="1.005cm"/>
        </style:tab-stops>
      </style:paragraph-properties>
      <style:text-properties style:font-name="Times new roman" fo:font-size="12pt" fo:language="ru" fo:country="RU" officeooo:paragraph-rsid="005dace1" style:font-size-asian="12pt" style:font-name-complex="Times New Roman" style:font-size-complex="12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padding="0cm" fo:border="none"/>
      <style:text-properties fo:font-variant="normal" fo:text-transform="none" style:text-position="0% 100%"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fo:color="#ff0000" style:font-name="Times new roman" fo:font-size="14pt" style:font-name-asian="Times New Roman2" style:font-size-asian="14pt" style:font-name-complex="Times New Roman2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fo:color="#ff0000" style:font-name="Times new roman" fo:font-size="14pt" officeooo:paragraph-rsid="002a2700" style:font-name-asian="Times New Roman2" style:font-size-asian="14pt" style:font-name-complex="Times New Roman2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style:font-name="Times new roman" officeooo:paragraph-rsid="004c4b12" style:font-name-asian="Times New Roman2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style:font-name="Times new roman" officeooo:paragraph-rsid="0057f566" style:font-name-asian="Times New Roman2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style:font-name="Times new roman" officeooo:paragraph-rsid="005dace1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style:font-name="Times new roman" officeooo:paragraph-rsid="001b845c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style:font-name="Times new roman" officeooo:paragraph-rsid="005dace1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 fo:padding="0cm" fo:border="none">
        <style:tab-stops>
          <style:tab-stop style:position="1.005cm"/>
        </style:tab-stops>
      </style:paragraph-properties>
      <style:text-properties style:font-name="Times new roman" officeooo:paragraph-rsid="005dace1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style:text-position="0% 100%" style:font-name="Times new roman" fo:font-size="14pt" fo:font-weight="normal" officeooo:rsid="005f4377" officeooo:paragraph-rsid="005f4377" style:font-name-asian="Times New Roman2" style:font-size-asian="14pt" style:font-weight-asian="normal" style:font-name-complex="Times New Roman2" style:font-size-complex="14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style:text-position="0% 100%" style:font-name="Times new roman" fo:font-size="14pt" fo:font-weight="normal" officeooo:rsid="0060aeba" officeooo:paragraph-rsid="0060aeba" style:font-name-asian="Times New Roman2" style:font-size-asian="14pt" style:font-weight-asian="normal" style:font-name-complex="Times New Roman2" style:font-size-complex="14pt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style:text-position="0% 100%" style:font-name="Times new roman" fo:font-size="14pt" fo:font-weight="bold" officeooo:rsid="005f4377" officeooo:paragraph-rsid="005f4377" style:font-name-asian="Times New Roman2" style:font-size-asian="14pt" style:font-weight-asian="bold" style:font-name-complex="Times New Roman2" style:font-size-complex="14pt" style:font-weight-complex="bold"/>
    </style:style>
    <style:style style:name="P2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fo:padding="0cm" fo:border="none"/>
      <style:text-properties style:text-position="0% 100%"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fo:padding="0cm" fo:border="none"/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fo:font-variant="small-caps" style:text-position="0% 100%"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P24" style:family="paragraph" style:parent-style-name="Standard">
      <style:paragraph-properties fo:margin-top="0cm" fo:margin-bottom="0cm" loext:contextual-spacing="false" fo:line-height="100%" fo:padding="0cm" fo:border="none"/>
      <style:text-properties style:font-name="Times new roman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style:font-name="Times new roman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style:font-name="Times new roman" officeooo:paragraph-rsid="004c0a36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fo:font-variant="normal" fo:text-transform="none" style:text-position="0% 100%" style:font-name="Times new roman" fo:font-size="14pt" fo:font-weight="normal" style:font-name-asian="Times New Roman2" style:font-size-asian="14pt" style:font-weight-asian="normal" style:font-name-complex="Times New Roman2" style:font-size-complex="14pt"/>
    </style:style>
    <style:style style:name="P28" style:family="paragraph" style:parent-style-name="Standard">
      <style:paragraph-properties fo:margin-top="0cm" fo:margin-bottom="0cm" loext:contextual-spacing="false" fo:line-height="100%" fo:padding="0cm" fo:border="none"/>
      <style:text-properties style:text-position="0% 100%" style:font-name="Times new roman" fo:font-size="14pt" fo:font-weight="normal" style:font-name-asian="Times New Roman2" style:font-size-asian="14pt" style:font-weight-asian="normal" style:font-name-complex="Times New Roman2" style:font-size-complex="14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style:text-position="0% 100%" style:font-name="Times new roman" fo:font-size="14pt" fo:font-weight="normal" style:font-name-asian="Times New Roman2" style:font-size-asian="14pt" style:font-weight-asian="normal" style:font-name-complex="Times New Roman2" style:font-size-complex="14pt"/>
    </style:style>
    <style:style style:name="P30" style:family="paragraph" style:parent-style-name="Standard">
      <style:paragraph-properties fo:margin-top="0cm" fo:margin-bottom="0cm" loext:contextual-spacing="false" fo:line-height="100%" fo:text-align="start" style:justify-single-word="false" fo:padding="0cm" fo:border="none"/>
      <style:text-properties style:text-position="0% 100%" style:font-name="Times new roman" fo:font-size="14pt" fo:font-weight="normal" style:font-name-asian="Times New Roman2" style:font-size-asian="14pt" style:font-weight-asian="normal" style:font-name-complex="Times New Roman2" style:font-size-complex="14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style:use-window-font-color="true" style:text-position="0% 100%" style:font-name="Times new roman" fo:font-size="14pt" fo:font-weight="normal" officeooo:rsid="000ffa94" officeooo:paragraph-rsid="000ffa94" style:font-name-asian="Times New Roman2" style:font-size-asian="14pt" style:font-weight-asian="normal" style:font-name-complex="Times New Roman2" style:font-size-complex="14pt"/>
    </style:style>
    <style:style style:name="P32" style:family="paragraph" style:parent-style-name="Standard" style:master-page-name="First_20_Page">
      <style:paragraph-properties fo:margin-top="0cm" fo:margin-bottom="0cm" loext:contextual-spacing="false" fo:line-height="100%" fo:text-align="center" style:justify-single-word="false" style:page-number="1" fo:padding="0cm" fo:border="none"/>
      <style:text-properties fo:font-variant="small-caps" style:text-position="0% 100%"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P33" style:family="paragraph" style:parent-style-name="Standard">
      <style:paragraph-properties fo:margin-top="0cm" fo:margin-bottom="0cm" loext:contextual-spacing="false" fo:line-height="100%" fo:break-before="page"/>
      <style:text-properties fo:color="#000000" style:font-name="Times new roman" fo:font-size="14pt" officeooo:rsid="0049de81" officeooo:paragraph-rsid="0050a045" style:font-name-asian="Times New Roman2" style:font-size-asian="14pt" style:font-name-complex="Times New Roman2" style:font-size-complex="14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1cm" style:auto-text-indent="false" fo:break-before="auto" fo:break-after="auto" fo:padding="0cm" fo:border="none" fo:keep-with-next="auto" style:text-autospace="ideograph-alpha" style:punctuation-wrap="hanging" style:line-break="strict" style:vertical-align="auto" style:snap-to-layout-grid="true" style:writing-mode="lr-tb"/>
      <style:text-properties fo:color="#000000" style:font-name="Times new roman" fo:font-size="14pt" fo:language="ru" fo:country="RU" officeooo:rsid="005dace1" officeooo:paragraph-rsid="005dace1" fo:background-color="#ffffff" style:font-name-asian="Symbol" style:font-size-asian="14pt" style:language-asian="ru" style:country-asian="RU" style:font-name-complex="Times New Roman" style:font-size-complex="14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1cm" style:auto-text-indent="false" fo:break-before="auto" fo:break-after="auto" fo:padding="0cm" fo:border="none" fo:keep-with-next="auto" style:text-autospace="ideograph-alpha" style:punctuation-wrap="hanging" style:line-break="strict" style:vertical-align="auto" style:snap-to-layout-grid="true" style:writing-mode="lr-tb"/>
      <style:text-properties fo:color="#000000" style:font-name="Times new roman" fo:font-size="14pt" fo:language="ru" fo:country="RU" officeooo:rsid="002a2700" officeooo:paragraph-rsid="0058812f" fo:background-color="#ffffff" style:font-name-asian="Symbol" style:font-size-asian="14pt" style:language-asian="ru" style:country-asian="RU" style:font-name-complex="Times New Roman" style:font-size-complex="14pt"/>
    </style:style>
    <style:style style:name="P36" style:family="paragraph" style:parent-style-name="Standard">
      <style:paragraph-properties fo:margin-top="0.423cm" fo:margin-bottom="0cm" loext:contextual-spacing="false" fo:line-height="110%" fo:text-align="justify" style:justify-single-word="false">
        <style:tab-stops>
          <style:tab-stop style:position="1.251cm"/>
        </style:tab-stops>
      </style:paragraph-properties>
      <style:text-properties style:font-name="Times new roman" fo:font-size="14pt" fo:language="ru" fo:country="RU" officeooo:paragraph-rsid="005dace1" style:font-name-asian="Symbol" style:font-size-asian="14pt" style:font-name-complex="Times New Roman" style:font-size-complex="14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font-name="Times new roman" fo:font-size="14pt" fo:font-weight="bold" officeooo:paragraph-rsid="0033ebd5" style:font-name-asian="Times New Roman2" style:font-size-asian="14pt" style:font-weight-asian="bold" style:font-name-complex="Times New Roman2" style:font-size-complex="14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font-name="Times new roman" fo:font-size="14pt" officeooo:paragraph-rsid="004e449e" style:font-name-asian="Times New Roman2" style:font-size-asian="14pt" style:font-name-complex="Times New Roman2" style:font-size-complex="14pt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font-name="Times new roman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font-name="Times new roman" fo:font-weight="normal" officeooo:rsid="005e3576" officeooo:paragraph-rsid="005e3576" style:font-weight-asian="normal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font-name="Times new roman" fo:font-size="10pt" officeooo:rsid="0057f566" officeooo:paragraph-rsid="0057f566" style:font-name-asian="Courier New1" style:font-size-asian="10pt" style:font-name-complex="Courier New1" style:font-size-complex="10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font-name="Times new roman" fo:font-size="10pt" officeooo:rsid="005e3576" officeooo:paragraph-rsid="005e3576" style:font-name-asian="Courier New1" style:font-size-asian="10pt" style:font-name-complex="Courier New1" style:font-size-complex="10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text-position="0% 100%"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break-before="page" fo:padding="0cm" fo:border="none"/>
      <style:text-properties style:text-position="0% 100%"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P45" style:family="paragraph">
      <style:text-properties style:font-name="Times new roman" fo:font-size="14pt" fo:language="en" fo:country="US" style:font-size-asian="14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4pt" officeooo:rsid="005f4377" officeooo:paragraph-rsid="005f4377" style:font-name-asian="Times New Roman2" style:font-size-asian="14pt" style:font-name-complex="Times New Roman2" style:font-size-complex="14pt"/>
    </style:style>
    <style:style style:name="P47" style:family="paragraph" style:parent-style-name="Preformatted_20_Text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fo:color="#808000" style:font-name="Times new roman" fo:font-size="14pt" officeooo:paragraph-rsid="0048b77e" style:font-name-asian="Times New Roman2" style:font-size-asian="14pt" style:font-name-complex="Times New Roman2" style:font-size-complex="14pt"/>
    </style:style>
    <style:style style:name="P48" style:family="paragraph" style:parent-style-name="Preformatted_20_Text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/>
      <style:text-properties style:font-name="Times new roman" fo:font-size="14pt" officeooo:paragraph-rsid="0057f566" style:font-size-asian="14pt" style:font-size-complex="14pt"/>
    </style:style>
    <style:style style:name="P49" style:family="paragraph" style:parent-style-name="Preformatted_20_Text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/>
      <style:text-properties style:font-name="Times new roman" fo:font-size="14pt" officeooo:paragraph-rsid="005f4377" style:font-size-asian="14pt" style:font-size-complex="14pt"/>
    </style:style>
    <style:style style:name="P50" style:family="paragraph" style:parent-style-name="Preformatted_20_Text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/>
      <style:text-properties fo:color="#000000" style:font-name="Times new roman" fo:font-size="14pt" officeooo:rsid="005f4377" officeooo:paragraph-rsid="005f4377" style:font-name-asian="Times New Roman2" style:font-size-asian="14pt" style:font-name-complex="Times New Roman2" style:font-size-complex="14pt"/>
    </style:style>
    <style:style style:name="P51" style:family="paragraph" style:parent-style-name="Preformatted_20_Text" style:list-style-name="WWNum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/>
      <style:text-properties officeooo:paragraph-rsid="0057f566"/>
    </style:style>
    <style:style style:name="P5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53" style:family="paragraph" style:parent-style-name="Preformatted_20_Text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c0c0c0" style:font-name="Times new roman" fo:font-size="10pt" officeooo:paragraph-rsid="002ab84d" style:font-size-asian="10pt" style:font-size-complex="10pt"/>
    </style:style>
    <style:style style:name="P5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/>
    </style:style>
    <style:style style:name="P55" style:family="paragraph" style:parent-style-name="Preformatted_20_Text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Times new roman" fo:font-size="10pt" officeooo:paragraph-rsid="002ab84d" style:font-size-asian="10pt" style:font-size-complex="10pt"/>
    </style:style>
    <style:style style:name="P5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0pt" fo:language="ru" fo:country="RU" fo:font-weight="normal" officeooo:rsid="0058fc03" officeooo:paragraph-rsid="0058fc03" style:font-name-asian="Times New Roman2" style:font-size-asian="10pt" style:font-weight-asian="normal" style:font-name-complex="Times New Roman2" style:font-size-complex="10pt" style:font-weight-complex="normal"/>
    </style:style>
    <style:style style:name="P57" style:family="paragraph" style:parent-style-name="Preformatted_20_Text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Times new roman" fo:font-size="10pt" fo:language="ru" fo:country="RU" fo:font-weight="normal" officeooo:rsid="006362e1" officeooo:paragraph-rsid="006362e1" style:font-name-asian="Times New Roman2" style:font-size-asian="10pt" style:font-weight-asian="normal" style:font-name-complex="Times New Roman2" style:font-size-complex="10pt" style:font-weight-complex="normal"/>
    </style:style>
    <style:style style:name="P58" style:family="paragraph" style:parent-style-name="Preformatted_20_Text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Times new roman" fo:font-size="11pt" fo:language="ru" fo:country="RU" fo:font-weight="normal" officeooo:rsid="006362e1" officeooo:paragraph-rsid="006362e1" style:font-name-asian="Times New Roman2" style:font-size-asian="11pt" style:font-weight-asian="normal" style:font-name-complex="Times New Roman2" style:font-size-complex="11pt" style:font-weight-complex="normal"/>
    </style:style>
    <style:style style:name="P5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8000" style:font-name="Times new roman"/>
    </style:style>
    <style:style style:name="P6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8000" style:font-name="Times new roman" fo:font-size="10pt" fo:language="ru" fo:country="RU" fo:font-weight="normal" officeooo:rsid="0058fc03" officeooo:paragraph-rsid="0058fc03" style:font-name-asian="Times New Roman2" style:font-size-asian="10pt" style:font-weight-asian="normal" style:font-name-complex="Times New Roman2" style:font-size-complex="10pt" style:font-weight-complex="normal"/>
    </style:style>
    <style:style style:name="P6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Times new roman"/>
    </style:style>
    <style:style style:name="P6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4pt" officeooo:rsid="005f4377" officeooo:paragraph-rsid="005f4377" style:font-size-asian="14pt" style:font-size-complex="14pt"/>
    </style:style>
    <style:style style:name="P63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6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Times new roman"/>
    </style:style>
    <style:style style:name="P6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1pt" style:font-size-asian="11pt" style:font-size-complex="11pt"/>
    </style:style>
    <style:style style:name="P6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/>
    </style:style>
    <style:style style:name="P6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 style:font-name="Times new roman"/>
    </style:style>
    <style:style style:name="P68" style:family="paragraph">
      <loext:graphic-properties draw:fill="none" draw:fill-color="#ffffff"/>
      <style:paragraph-properties fo:text-align="center" style:writing-mode="lr-tb"/>
    </style:style>
    <style:style style:name="P69" style:family="paragraph">
      <style:paragraph-properties style:writing-mode="lr-tb"/>
    </style:style>
    <style:style style:name="P70" style:family="paragraph">
      <loext:graphic-properties draw:fill="solid" draw:fill-color="#ffffff"/>
      <style:paragraph-properties style:writing-mode="lr-tb"/>
    </style:style>
    <style:style style:name="T1" style:family="text">
      <style:text-properties style:text-position="0% 100%" fo:font-size="14pt" fo:font-weight="bold" style:font-name-asian="Times New Roman2" style:font-size-asian="14pt" style:font-weight-asian="bold" style:font-name-complex="Times New Roman2" style:font-size-complex="14pt"/>
    </style:style>
    <style:style style:name="T2" style:family="text">
      <style:text-properties style:text-position="0% 100%" fo:font-size="14pt" fo:font-weight="bold" officeooo:rsid="002cc0a2" style:font-name-asian="Times New Roman2" style:font-size-asian="14pt" style:font-weight-asian="bold" style:font-name-complex="Times New Roman2" style:font-size-complex="14pt"/>
    </style:style>
    <style:style style:name="T3" style:family="text">
      <style:text-properties style:text-position="0% 100%" fo:font-size="14pt" fo:font-weight="normal" style:font-name-asian="Times New Roman2" style:font-size-asian="14pt" style:font-weight-asian="normal" style:font-name-complex="Times New Roman2" style:font-size-complex="14pt"/>
    </style:style>
    <style:style style:name="T4" style:family="text">
      <style:text-properties style:text-position="0% 100%" fo:font-size="14pt" fo:language="ru" fo:country="RU" style:font-name-asian="Symbol" style:font-size-asian="14pt" style:font-name-complex="Times New Roman" style:font-size-complex="14pt"/>
    </style:style>
    <style:style style:name="T5" style:family="text">
      <style:text-properties fo:font-variant="normal" fo:text-transform="none" style:text-position="0% 100%" fo:font-size="14pt" fo:font-weight="bold" style:font-name-asian="Times New Roman2" style:font-size-asian="14pt" style:font-weight-asian="bold" style:font-name-complex="Times New Roman2" style:font-size-complex="14pt"/>
    </style:style>
    <style:style style:name="T6" style:family="text">
      <style:text-properties fo:font-variant="normal" fo:text-transform="none" style:text-position="0% 100%" fo:font-size="14pt" fo:language="ru" fo:country="RU" fo:font-weight="bold" officeooo:rsid="005dace1" style:font-name-asian="Symbol" style:font-size-asian="14pt" style:font-weight-asian="bold" style:font-name-complex="Times New Roman2" style:font-size-complex="14pt"/>
    </style:style>
    <style:style style:name="T7" style:family="text">
      <style:text-properties fo:font-variant="normal" fo:text-transform="none" fo:font-size="14pt" fo:language="ru" fo:country="RU" fo:font-style="italic" style:font-name-asian="Symbol" style:font-size-asian="14pt" style:font-style-asian="italic" style:font-name-complex="Times New Roman" style:font-size-complex="14pt"/>
    </style:style>
    <style:style style:name="T8" style:family="text">
      <style:text-properties fo:color="#ff0000" style:text-position="0% 100%" fo:font-size="14pt" fo:font-weight="bold" style:font-name-asian="Times New Roman2" style:font-size-asian="14pt" style:font-weight-asian="bold" style:font-name-complex="Times New Roman2" style:font-size-complex="14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text-position="0% 100%" fo:font-size="14pt" fo:font-weight="bold" style:font-name-asian="Times New Roman2" style:font-size-asian="14pt" style:font-weight-asian="bold" style:font-name-complex="Times New Roman2" style:font-size-complex="14pt"/>
    </style:style>
    <style:style style:name="T11" style:family="text">
      <style:text-properties style:use-window-font-color="true" style:text-position="0% 100%" fo:font-size="14pt" fo:font-weight="bold" officeooo:rsid="005dace1" style:font-name-asian="Times New Roman2" style:font-size-asian="14pt" style:font-weight-asian="bold" style:font-name-complex="Times New Roman2" style:font-size-complex="14pt"/>
    </style:style>
    <style:style style:name="T12" style:family="text">
      <style:text-properties style:use-window-font-color="true" style:text-position="0% 100%" fo:font-size="14pt" fo:font-weight="normal" officeooo:rsid="000ffa94" style:font-name-asian="Times New Roman2" style:font-size-asian="14pt" style:font-weight-asian="normal" style:font-name-complex="Times New Roman2" style:font-size-complex="14pt"/>
    </style:style>
    <style:style style:name="T13" style:family="text">
      <style:text-properties style:use-window-font-color="true" officeooo:rsid="000ffa94"/>
    </style:style>
    <style:style style:name="T14" style:family="text">
      <style:text-properties style:use-window-font-color="true" fo:font-size="14pt" fo:font-style="normal" style:font-size-asian="14pt" style:font-style-asian="normal" style:font-name-complex="Times New Roman2" style:font-size-complex="14pt" style:font-style-complex="normal"/>
    </style:style>
    <style:style style:name="T15" style:family="text">
      <style:text-properties style:use-window-font-color="true" fo:font-size="14pt" fo:font-style="normal" officeooo:rsid="0057f566" style:font-size-asian="14pt" style:font-style-asian="normal" style:font-name-complex="Times New Roman2" style:font-size-complex="14pt" style:font-style-complex="normal"/>
    </style:style>
    <style:style style:name="T16" style:family="text">
      <style:text-properties style:use-window-font-color="true" fo:font-size="14pt" fo:font-style="normal" officeooo:rsid="0033ebd5" fo:background-color="#ffffff" loext:char-shading-value="0" style:font-name-asian="Symbol" style:font-size-asian="14pt" style:font-style-asian="normal" style:font-name-complex="Times New Roman2" style:font-size-complex="14pt" style:font-style-complex="normal"/>
    </style:style>
    <style:style style:name="T17" style:family="text">
      <style:text-properties style:use-window-font-color="true" fo:font-size="14pt" fo:font-style="normal" officeooo:rsid="005dace1" fo:background-color="#ffffff" loext:char-shading-value="0" style:font-name-asian="Symbol" style:font-size-asian="14pt" style:font-style-asian="normal" style:font-name-complex="Times New Roman" style:font-size-complex="14pt" style:font-style-complex="normal"/>
    </style:style>
    <style:style style:name="T18" style:family="text">
      <style:text-properties fo:color="#800080"/>
    </style:style>
    <style:style style:name="T19" style:family="text">
      <style:text-properties fo:color="#800080" style:font-name="Times new roman" fo:font-size="14pt" officeooo:rsid="0048b77e" style:font-name-asian="Times New Roman2" style:font-size-asian="14pt" style:font-name-complex="Times New Roman2" style:font-size-complex="14pt"/>
    </style:style>
    <style:style style:name="T20" style:family="text">
      <style:text-properties fo:color="#808000"/>
    </style:style>
    <style:style style:name="T21" style:family="text">
      <style:text-properties fo:color="#808000" style:font-name="Times new roman" fo:font-size="14pt" officeooo:rsid="0048b77e" style:font-name-asian="Times New Roman2" style:font-size-asian="14pt" style:font-name-complex="Times New Roman2" style:font-size-complex="14pt"/>
    </style:style>
    <style:style style:name="T22" style:family="text">
      <style:text-properties fo:color="#c0c0c0"/>
    </style:style>
    <style:style style:name="T23" style:family="text">
      <style:text-properties fo:color="#c0c0c0" style:font-name="Times new roman" fo:font-size="14pt" officeooo:rsid="0048b77e" style:font-name-asian="Times New Roman2" style:font-size-asian="14pt" style:font-name-complex="Times New Roman2" style:font-size-complex="14pt"/>
    </style:style>
    <style:style style:name="T24" style:family="text">
      <style:text-properties fo:color="#000000"/>
    </style:style>
    <style:style style:name="T25" style:family="text">
      <style:text-properties fo:color="#000000" style:font-name="Times new roman" fo:font-size="14pt" officeooo:rsid="0048b77e" style:font-name-asian="Times New Roman2" style:font-size-asian="14pt" style:font-name-complex="Times New Roman2" style:font-size-complex="14pt"/>
    </style:style>
    <style:style style:name="T26" style:family="text">
      <style:text-properties fo:color="#000000" officeooo:rsid="0057f566" style:font-name-asian="Times New Roman2" style:font-name-complex="Times New Roman2"/>
    </style:style>
    <style:style style:name="T27" style:family="text">
      <style:text-properties fo:color="#000000" officeooo:rsid="005f4377" style:font-name-asian="Times New Roman2" style:font-name-complex="Times New Roman2"/>
    </style:style>
    <style:style style:name="T28" style:family="text">
      <style:text-properties fo:color="#008000"/>
    </style:style>
    <style:style style:name="T29" style:family="text">
      <style:text-properties fo:color="#000080"/>
    </style:style>
    <style:style style:name="T30" style:family="text">
      <style:text-properties fo:language="ru" fo:country="RU" style:font-name-complex="Times New Roman"/>
    </style:style>
    <style:style style:name="T31" style:family="text">
      <style:text-properties fo:language="ru" fo:country="RU" fo:font-weight="bold" style:font-weight-asian="bold" style:font-weight-complex="bold"/>
    </style:style>
    <style:style style:name="T32" style:family="text">
      <style:text-properties fo:color="#800000"/>
    </style:style>
    <style:style style:name="T33" style:family="text">
      <style:text-properties officeooo:rsid="0048b77e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52f784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5f4377" style:font-style-asian="normal" style:font-weight-asian="normal" style:font-style-complex="normal" style:font-weight-complex="normal"/>
    </style:style>
    <style:style style:name="T37" style:family="text">
      <style:text-properties officeooo:rsid="0057f566"/>
    </style:style>
    <style:style style:name="T38" style:family="text">
      <style:text-properties officeooo:rsid="0058812f"/>
    </style:style>
    <style:style style:name="T39" style:family="text">
      <style:text-properties style:text-position="sub 58%" fo:font-size="14pt" fo:language="ru" fo:country="RU" style:font-name-asian="Symbol" style:font-size-asian="14pt" style:font-name-complex="Times New Roman" style:font-size-complex="14pt"/>
    </style:style>
    <style:style style:name="T40" style:family="text">
      <style:text-properties style:text-position="sub 58%" fo:font-size="14pt" fo:language="ru" fo:country="RU" style:font-name-asian="Symbol" style:font-size-asian="14pt" style:font-name-complex="Times New Roman" style:font-size-complex="14pt"/>
    </style:style>
    <style:style style:name="T41" style:family="text">
      <style:text-properties officeooo:rsid="005e3576"/>
    </style:style>
    <style:style style:name="T42" style:family="text">
      <style:text-properties fo:font-size="14pt" fo:font-weight="bold" style:font-name-asian="Times New Roman2" style:font-size-asian="14pt" style:font-weight-asian="bold" style:font-name-complex="Times New Roman2" style:font-size-complex="14pt"/>
    </style:style>
    <style:style style:name="T43" style:family="text">
      <style:text-properties fo:font-size="14pt" style:font-name-asian="Times New Roman2" style:font-size-asian="14pt" style:font-name-complex="Times New Roman2" style:font-size-complex="14pt"/>
    </style:style>
    <style:style style:name="T44" style:family="text">
      <style:text-properties fo:font-size="14pt" style:font-size-asian="14pt" style:font-name-complex="Times New Roman2" style:font-size-complex="14pt"/>
    </style:style>
    <style:style style:name="T45" style:family="text">
      <style:text-properties fo:font-size="14pt" fo:font-style="normal" style:font-size-asian="14pt" style:font-style-asian="normal" style:font-name-complex="Times New Roman2" style:font-size-complex="14pt" style:font-style-complex="normal"/>
    </style:style>
    <style:style style:name="T46" style:family="text">
      <style:text-properties fo:font-size="14pt" fo:language="ru" fo:country="RU" style:font-name-asian="Symbol" style:font-size-asian="14pt" style:font-name-complex="Times New Roman" style:font-size-complex="14pt"/>
    </style:style>
    <style:style style:name="T47" style:family="text">
      <style:text-properties fo:font-size="14pt" fo:language="ru" fo:country="RU" style:font-name-asian="Symbol" style:font-size-asian="14pt" style:font-name-complex="Times New Roman" style:font-size-complex="14pt"/>
    </style:style>
    <style:style style:name="T48" style:family="text">
      <style:text-properties fo:font-size="14pt" fo:language="ru" fo:country="RU" style:font-name-asian="Symbol" style:font-size-asian="14pt" style:font-name-complex="Times New Roman" style:font-size-complex="14pt"/>
    </style:style>
    <style:style style:name="T49" style:family="text">
      <style:text-properties fo:font-size="14pt" fo:language="ru" fo:country="RU" fo:font-style="italic" style:font-name-asian="Symbol" style:font-size-asian="14pt" style:font-style-asian="italic" style:font-name-complex="Times New Roman" style:font-size-complex="14pt"/>
    </style:style>
    <style:style style:name="T50" style:family="text">
      <style:text-properties fo:font-size="14pt" fo:language="ru" fo:country="RU" fo:font-style="italic" style:font-name-asian="Symbol" style:font-size-asian="14pt" style:font-style-asian="italic" style:font-name-complex="Times New Roman" style:font-size-complex="14pt"/>
    </style:style>
    <style:style style:name="T51" style:family="text">
      <style:text-properties fo:font-size="14pt" fo:language="ru" fo:country="RU" style:font-size-asian="14pt" style:font-name-complex="Times New Roman" style:font-size-complex="14pt"/>
    </style:style>
    <style:style style:name="T52" style:family="text">
      <style:text-properties fo:font-size="14pt" fo:language="ru" fo:country="RU" style:text-underline-style="solid" style:text-underline-width="auto" style:text-underline-color="font-color" style:font-size-asian="14pt" style:font-name-complex="Times New Roman" style:font-size-complex="14pt"/>
    </style:style>
    <style:style style:name="T53" style:family="text">
      <style:text-properties fo:font-size="14pt" fo:language="ru" fo:country="RU" style:text-underline-style="solid" style:text-underline-width="auto" style:text-underline-color="font-color" style:font-name-asian="Times New Roman2" style:font-size-asian="14pt" style:font-name-complex="Times New Roman" style:font-size-complex="14pt"/>
    </style:style>
    <style:style style:name="T54" style:family="text">
      <style:text-properties fo:font-size="14pt" fo:language="ru" fo:country="RU" style:font-name-asian="Times New Roman2" style:font-size-asian="14pt" style:font-name-complex="Times New Roman" style:font-size-complex="14pt"/>
    </style:style>
    <style:style style:name="T55" style:family="text">
      <style:text-properties fo:font-size="14pt" fo:font-style="italic" style:font-name-asian="Times New Roman2" style:font-size-asian="14pt" style:font-style-asian="italic" style:font-name-complex="Times New Roman2" style:font-size-complex="14pt"/>
    </style:style>
    <style:style style:name="T56" style:family="text">
      <style:text-properties fo:font-size="12pt" fo:language="ru" fo:country="RU" style:font-size-asian="12pt" style:font-name-complex="Times New Roman" style:font-size-complex="12pt"/>
    </style:style>
    <style:style style:name="T57" style:family="text">
      <style:text-properties officeooo:rsid="0061db72"/>
    </style:style>
    <style:style style:name="T58" style:family="text">
      <style:text-properties style:use-window-font-color="true" style:font-name="Times New Roman" fo:font-size="10.5pt" fo:language="ru" fo:country="RU" style:font-name-asian="Times New Roman" style:font-size-asian="10.5pt" style:language-asian="ru" style:country-asian="RU" style:font-name-complex="Times New Roman" style:font-size-complex="11pt" style:language-complex="ar" style:country-complex="SA"/>
    </style:style>
    <style:style style:name="gr1" style:family="graphic">
      <style:graphic-properties fo:margin-left="0.319cm" fo:margin-right="0.319cm" style:run-through="foreground" style:wrap="none" style:vertical-pos="from-top" style:vertical-rel="line" style:horizontal-pos="from-left" style:horizontal-rel="char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3" style:family="graphic">
      <style:graphic-properties draw:stroke="solid" svg:stroke-width="0.026cm" svg:stroke-color="#000000" draw:marker-start="msArrowOvalEnd_20_5" draw:marker-start-width="0.212cm" draw:marker-start-center="true" draw:marker-end="msArrowOvalEnd_20_5" draw:marker-end-width="0.212cm" draw:marker-end-center="tru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4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5" style:family="graphic">
      <style:graphic-properties draw:stroke="none" draw:fill="solid" draw:fill-color="#ffffff" draw:textarea-horizontal-align="justify" draw:textarea-vertical-align="top" draw:auto-grow-height="false" draw:auto-grow-width="false" fo:padding-top="0.03cm" fo:padding-bottom="0.03cm" fo:padding-left="0.049cm" fo:padding-right="0.049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МИНОБРНАУКИ РОССИИ</text:p>
      <text:p text:style-name="P23">САНКТ-ПЕТЕРБУРГСКИЙ ГОСУДАРСТВЕННЫЙ</text:p>
      <text:p text:style-name="P23">ЭЛЕКТРОТЕХНИЧЕСКИЙ УНИВЕРСИТЕТ</text:p>
      <text:p text:style-name="P23">«ЛЭТИ» ИМ. В.И. УЛЬЯНОВА (ЛЕНИНА)</text:p>
      <text:p text:style-name="P25"><text:span text:style-name="T1">Кафедра </text:span><text:span text:style-name="T42">МО ЭВМ</text:span></text:p>
      <text:p text:style-name="P27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9">ОТЧЕТ</text:p>
      <text:p text:style-name="P25"><text:span text:style-name="T1">по лабораторной работе</text:span><text:span text:style-name="T8"> </text:span><text:span text:style-name="T10">№</text:span><text:span text:style-name="T11">5</text:span></text:p>
      <text:p text:style-name="P25"><text:span text:style-name="T1">по дисциплине «</text:span><text:span text:style-name="T2">Алгоритмы и структуры данных</text:span><text:span text:style-name="T1">»</text:span></text:p>
      <text:p text:style-name="P26"><text:span text:style-name="T5">Тема: <text:s/></text:span><text:span text:style-name="T6">Статическое кодирование Хаффмана</text:span></text:p>
      <text:p text:style-name="P29"/>
      <text:p text:style-name="P29"/>
      <text:p text:style-name="P30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4"><text:span text:style-name="T3">Студент гр. </text:span><text:span text:style-name="T12">6383</text:span></text:p>
          </table:table-cell>
          <table:table-cell table:style-name="Table1.B1" office:value-type="string">
            <text:p text:style-name="P28"/>
          </table:table-cell>
          <table:table-cell table:style-name="Table1.A1" office:value-type="string">
            <text:p text:style-name="P31"><text:span text:style-name="T37">Михеева</text:span> <text:span text:style-name="T37">Е</text:span>. <text:span text:style-name="T37">Е</text:span>.</text:p>
          </table:table-cell>
        </table:table-row>
        <table:table-row table:style-name="Table1.1">
          <table:table-cell table:style-name="Table1.A1" office:value-type="string">
            <text:p text:style-name="P28">Преподаватель</text:p>
          </table:table-cell>
          <table:table-cell table:style-name="Table1.B2" office:value-type="string">
            <text:p text:style-name="P28"/>
          </table:table-cell>
          <table:table-cell table:style-name="Table1.A1" office:value-type="string">
            <text:p text:style-name="P25"><text:span text:style-name="T43">Шолохова О</text:span><text:span text:style-name="T3">. М.</text:span></text:p>
          </table:table-cell>
        </table:table-row>
      </table:table>
      <text:p text:style-name="P29"/>
      <text:p text:style-name="P29"/>
      <text:p text:style-name="P29"/>
      <text:p text:style-name="P29"/>
      <text:p text:style-name="P29">Санкт-Петербург</text:p>
      <text:p text:style-name="P29"><text:span text:style-name="T9">201</text:span><text:span text:style-name="T13">7</text:span></text:p>
      <text:p text:style-name="P44">Цель работы.</text:p>
      <text:p text:style-name="P34"><text:span text:style-name="T34">Познакомиться с таким эффективным алгоритмом </text:span><text:span text:style-name="T36">кодирования</text:span><text:span text:style-name="T34"> данных как статический метод Хаффмана</text:span></text:p>
      <text:p text:style-name="P10"/>
      <text:p text:style-name="P37">Постановка задачи.</text:p>
      <text:p text:style-name="P12"><text:span text:style-name="T44">Зад</text:span><text:span text:style-name="T45">а</text:span><text:span text:style-name="T14">ние: </text:span><text:span text:style-name="T15">3</text:span></text:p>
      <text:p text:style-name="P13"><text:span text:style-name="T16"><text:tab/></text:span><text:span text:style-name="T17">Закодировать сообщение статическим методом Хаффмана</text:span></text:p>
      <text:p text:style-name="P43">Основные теоретические положения.</text:p>
      <text:p text:style-name="P14"><text:span text:style-name="T43"><text:tab/></text:span><text:span text:style-name="T46">Пусть набор весов W упорядочен, а именно: </text:span><text:span text:style-name="T49">w</text:span><text:span text:style-name="T39">1</text:span><text:span text:style-name="T46"> ≥ </text:span><text:span text:style-name="T49">w</text:span><text:span text:style-name="T39">2</text:span><text:span text:style-name="T46"> ≥ …≥ </text:span><text:span text:style-name="T49">w</text:span><text:span text:style-name="T39">n</text:span><text:span text:style-name="T46">. Если n = 2, то завершаем процесс кодирования, приписав сообщению с весом </text:span><text:span text:style-name="T49">w</text:span><text:span text:style-name="T39">1</text:span><text:span text:style-name="T46"> код 1, а сообщению с весом </text:span><text:span text:style-name="T49">w</text:span><text:span text:style-name="T39">2</text:span><text:span text:style-name="T46"> – код 0. Иначе выполняем следующие действия:</text:span></text:p>
      <text:list xml:id="list3542060522217681761" text:style-name="WW8Num15">
        <text:list-item>
          <text:p text:style-name="P4"><text:span text:style-name="T46">Из минимальных весов </text:span><text:span text:style-name="T49">w</text:span><text:span text:style-name="T39">n-1</text:span><text:span text:style-name="T46"> и </text:span><text:span text:style-name="T49">w</text:span><text:span text:style-name="T39">n</text:span><text:span text:style-name="T46"> образуем </text:span><text:span text:style-name="T49">w'</text:span><text:span text:style-name="T39">n-1</text:span><text:span text:style-name="T4"> =</text:span><text:span text:style-name="T39"> </text:span><text:span text:style-name="T49">w</text:span><text:span text:style-name="T39">n-1</text:span><text:span text:style-name="T4"> + </text:span><text:span text:style-name="T49">w</text:span><text:span text:style-name="T39">n</text:span><text:span text:style-name="T46"> <text:s/>.</text:span></text:p>
        </text:list-item>
        <text:list-item>
          <text:p text:style-name="P4"><text:span text:style-name="T46">Из набора </text:span><text:span text:style-name="T49">W</text:span><text:span text:style-name="T46"> исключаем элементы </text:span><text:span text:style-name="T49">w</text:span><text:span text:style-name="T39">n-1</text:span><text:span text:style-name="T46"> и </text:span><text:span text:style-name="T49">w</text:span><text:span text:style-name="T39">n</text:span><text:span text:style-name="T46"> и добавляем в него новый элемент </text:span><text:span text:style-name="T49">w'</text:span><text:span text:style-name="T39">n-1</text:span><text:span text:style-name="T46">. Полученный набор обозначим </text:span><text:span text:style-name="T7">w'</text:span><text:span text:style-name="T39">n-1</text:span><text:span text:style-name="T46">.</text:span></text:p>
        </text:list-item>
        <text:list-item>
          <text:p text:style-name="P4"><text:span text:style-name="T46">Решаем таким же способом задачу с набором весов </text:span><text:span text:style-name="T7">w'</text:span><text:span text:style-name="T39">n-1</text:span><text:span text:style-name="T46">, а затем в полученном решении заменяем узел (лист) </text:span><text:span text:style-name="T49">w'</text:span><text:span text:style-name="T39">n-1</text:span><text:span text:style-name="T46"> на поддерево из двух листьев </text:span><text:span text:style-name="T49">w</text:span><text:span text:style-name="T39">n-1</text:span><text:span text:style-name="T46"> и </text:span><text:span text:style-name="T49">w</text:span><text:span text:style-name="T39">n</text:span><text:span text:style-name="T46">, приписав им коды 1 и 0 соответственно. </text:span></text:p>
        </text:list-item>
      </text:list>
      <text:p text:style-name="P36">Пример. Пусть A = {А, Б, В, Г, Д} и W = {8, 3, 3, 3, 3}. Алгоритм Хаффмана по шагам дает следующее:</text:p>
      <text:p text:style-name="P5"><text:span text:style-name="T51"><text:tab/>8(А), 3(Б), 3(В), </text:span><text:span text:style-name="T52">3(Г), 3(Д)</text:span></text:p>
      <text:p text:style-name="P5"><text:span text:style-name="T51"><text:tab/>8(А), 6(ГД), </text:span><text:span text:style-name="T52">3(Б), 3(В)</text:span></text:p>
      <text:p text:style-name="P5"><text:span text:style-name="T51"><text:tab/>8(А), </text:span><text:span text:style-name="T52">6(ГД), 6(БВ)</text:span></text:p>
      <text:p text:style-name="P14"><text:span text:style-name="T54"><text:tab/></text:span><text:span text:style-name="T53">12(БВГД), 8(А)</text:span></text:p>
      <text:p text:style-name="P5"><text:span text:style-name="T51">20(АБВГД)</text:span></text:p>
      <text:p text:style-name="P6">Получаем дерево Хаффмана</text:p>
      <text:p text:style-name="P8"><draw:g text:anchor-type="char" draw:z-index="0" draw:name="Холст 132" draw:style-name="gr1"><draw:rect draw:style-name="gr2" draw:text-style-name="P68" svg:width="13.63cm" svg:height="4.654cm" svg:x="0.635cm" svg:y="-2.889cm"><text:p/></draw:rect><draw:line draw:name="Линия 134" draw:style-name="gr3" draw:text-style-name="P68" svg:x1="6.018cm" svg:y1="-2.235cm" svg:x2="2.702cm" svg:y2="-1.23cm"><text:p/></draw:line><draw:line draw:name="Линия 135" draw:style-name="gr4" draw:text-style-name="P68" svg:x1="6.02cm" svg:y1="-2.235cm" svg:x2="9.438cm" svg:y2="-1.23cm"><text:p/></draw:line><draw:line draw:name="Линия 136" draw:style-name="gr3" draw:text-style-name="P68" svg:x1="8.23cm" svg:y1="-0.423cm" svg:x2="7.228cm" svg:y2="0.38cm"><text:p/></draw:line><draw:line draw:name="Линия 137" draw:style-name="gr3" draw:text-style-name="P68" svg:x1="8.232cm" svg:y1="-0.423cm" svg:x2="9.239cm" svg:y2="0.38cm"><text:p/></draw:line><draw:line draw:name="Линия 138" draw:style-name="gr3" draw:text-style-name="P68" svg:x1="9.439cm" svg:y1="-1.229cm" svg:x2="8.232cm" svg:y2="-0.426cm"><text:p/></draw:line><draw:line draw:name="Линия 139" draw:style-name="gr4" draw:text-style-name="P68" svg:x1="9.439cm" svg:y1="-1.229cm" svg:x2="10.644cm" svg:y2="-0.426cm"><text:p/></draw:line><draw:line draw:name="Линия 140" draw:style-name="gr3" draw:text-style-name="P68" svg:x1="10.643cm" svg:y1="-0.427cm" svg:x2="9.641cm" svg:y2="0.377cm"><text:p/></draw:line><draw:line draw:name="Линия 141" draw:style-name="gr3" draw:text-style-name="P68" svg:x1="10.645cm" svg:y1="-0.427cm" svg:x2="11.65cm" svg:y2="0.377cm"><text:p/></draw:line><draw:frame draw:style-name="gr5" draw:text-style-name="P70" svg:width="0.399cm" svg:height="0.542cm" svg:x="9.536cm" svg:y="-0.501cm"><draw:text-box><text:p text:style-name="P69"><text:span text:style-name="T58">0</text:span></text:p></draw:text-box></draw:frame><draw:frame draw:style-name="gr5" draw:text-style-name="P70" svg:width="1.304cm" svg:height="0.542cm" svg:x="6.944cm" svg:y="-1.099cm"><draw:text-box><text:p text:style-name="P69"><text:span text:style-name="T58">6(БВ)</text:span></text:p></draw:text-box></draw:frame><draw:frame draw:style-name="gr5" draw:text-style-name="P70" svg:width="1.207cm" svg:height="0.535cm" svg:x="10.732cm" svg:y="-1.099cm"><draw:text-box><text:p text:style-name="P69"><text:span text:style-name="T58">6(ГД)</text:span></text:p></draw:text-box></draw:frame><draw:frame draw:style-name="gr5" draw:text-style-name="P70" svg:width="0.996cm" svg:height="0.535cm" svg:x="2.161cm" svg:y="-1.03cm"><draw:text-box><text:p text:style-name="P69"><text:span text:style-name="T58">8(А)</text:span></text:p></draw:text-box></draw:frame><draw:frame draw:style-name="gr5" draw:text-style-name="P70" svg:width="0.879cm" svg:height="0.539cm" svg:x="6.546cm" svg:y="0.579cm"><draw:text-box><text:p text:style-name="P69"><text:span text:style-name="T58">3(Б)</text:span></text:p></draw:text-box></draw:frame><draw:frame draw:style-name="gr5" draw:text-style-name="P70" svg:width="2.012cm" svg:height="0.535cm" svg:x="9.536cm" svg:y="-1.894cm"><draw:text-box><text:p text:style-name="P69"><text:span text:style-name="T58">12(БВГД)</text:span></text:p></draw:text-box></draw:frame><draw:frame draw:style-name="gr5" draw:text-style-name="P70" svg:width="0.996cm" svg:height="0.535cm" svg:x="8.34cm" svg:y="0.579cm"><draw:text-box><text:p text:style-name="P69"><text:span text:style-name="T58">3(В)</text:span></text:p></draw:text-box></draw:frame><draw:frame draw:style-name="gr5" draw:text-style-name="P70" svg:width="0.992cm" svg:height="0.539cm" svg:x="9.539cm" svg:y="0.579cm"><draw:text-box><text:p text:style-name="P69"><text:span text:style-name="T58">3(Г)</text:span></text:p></draw:text-box></draw:frame><draw:frame draw:style-name="gr5" draw:text-style-name="P70" svg:width="0.996cm" svg:height="0.535cm" svg:x="11.13cm" svg:y="0.579cm"><draw:text-box><text:p text:style-name="P69"><text:span text:style-name="T58">3(Д)</text:span></text:p></draw:text-box></draw:frame><draw:frame draw:style-name="gr5" draw:text-style-name="P70" svg:width="2.412cm" svg:height="0.535cm" svg:x="6.145cm" svg:y="-2.891cm"><draw:text-box><text:p text:style-name="P69"><text:span text:style-name="T58">20(АБВГД)</text:span></text:p></draw:text-box></draw:frame><draw:frame draw:style-name="gr5" draw:text-style-name="P70" svg:width="0.398cm" svg:height="0.542cm" svg:x="7.74cm" svg:y="-2.295cm"><draw:text-box><text:p text:style-name="P69"><text:span text:style-name="T58">1</text:span></text:p></draw:text-box></draw:frame><draw:frame draw:style-name="gr5" draw:text-style-name="P70" svg:width="0.401cm" svg:height="0.541cm" svg:x="7.142cm" svg:y="-0.499cm"><draw:text-box><text:p text:style-name="P69"><text:span text:style-name="T58">0</text:span></text:p></draw:text-box></draw:frame><draw:frame draw:style-name="gr5" draw:text-style-name="P70" svg:width="0.398cm" svg:height="0.539cm" svg:x="8.338cm" svg:y="-1.296cm"><draw:text-box><text:p text:style-name="P69"><text:span text:style-name="T58">0</text:span></text:p></draw:text-box></draw:frame><draw:frame draw:style-name="gr5" draw:text-style-name="P70" svg:width="0.399cm" svg:height="0.541cm" svg:x="3.757cm" svg:y="-2.293cm"><draw:text-box><text:p text:style-name="P69"><text:span text:style-name="T58">0</text:span></text:p></draw:text-box></draw:frame><draw:frame draw:style-name="gr5" draw:text-style-name="P70" svg:width="0.398cm" svg:height="0.541cm" svg:x="10.134cm" svg:y="-1.295cm"><draw:text-box><text:p text:style-name="P69"><text:span text:style-name="T58">1</text:span></text:p></draw:text-box></draw:frame><draw:frame draw:style-name="gr5" draw:text-style-name="P70" svg:width="0.399cm" svg:height="0.542cm" svg:x="8.938cm" svg:y="-0.501cm"><draw:text-box><text:p text:style-name="P69"><text:span text:style-name="T58">1</text:span></text:p></draw:text-box></draw:frame><draw:frame draw:style-name="gr5" draw:text-style-name="P70" svg:width="0.399cm" svg:height="0.548cm" svg:x="11.331cm" svg:y="-0.499cm"><draw:text-box><text:p text:style-name="P69"><text:span text:style-name="T58">1</text:span></text:p></draw:text-box></draw:frame></draw:g><text:soft-page-break/></text:p>
      <text:p text:style-name="P17"><text:span text:style-name="T53">Длина полученного сообщения равна 44 бита, и это оптимальный код.</text:span></text:p>
      <text:p text:style-name="P39"><text:span text:style-name="T42"/></text:p>
      <text:p text:style-name="P39"><text:span text:style-name="T42"/></text:p>
      <text:p text:style-name="P39"><text:span text:style-name="T42"/></text:p>
      <text:p text:style-name="P39"><text:span text:style-name="T42"/></text:p>
      <text:p text:style-name="P39"><text:span text:style-name="T42"/></text:p>
      <text:p text:style-name="P39"><text:span text:style-name="T42"/></text:p>
      <text:p text:style-name="P39"><text:span text:style-name="T42"/></text:p>
      <text:p text:style-name="P39"><text:span text:style-name="T42"/></text:p>
      <text:p text:style-name="P39"><text:span text:style-name="T42"/></text:p>
      <text:p text:style-name="P39"><text:span text:style-name="T42"/></text:p>
      <text:p text:style-name="P39"><text:span text:style-name="T42"/></text:p>
      <text:p text:style-name="P39"><text:span text:style-name="T42"/></text:p>
      <text:p text:style-name="P39"><text:span text:style-name="T42"/></text:p>
      <text:p text:style-name="P39"><text:span text:style-name="T42"/></text:p>
      <text:p text:style-name="P39"><text:span text:style-name="T42"/></text:p>
      <text:p text:style-name="P39"><text:span text:style-name="T42"/></text:p>
      <text:p text:style-name="P39"><text:span text:style-name="T42"/></text:p>
      <text:p text:style-name="P39"><text:span text:style-name="T42"/></text:p>
      <text:p text:style-name="P39"><text:span text:style-name="T42"/></text:p>
      <text:p text:style-name="P40"><text:span text:style-name="T43"/></text:p>
      <text:p text:style-name="P39"><text:span text:style-name="T42">Спецификация программы</text:span><text:span text:style-name="T1">.</text:span></text:p>
      <text:p text:style-name="P7">Пр<text:span text:style-name="T41">ограмма предназначена для построения кода сообщения по статическому методу Хаффмана.</text:span></text:p>
      <text:p text:style-name="P7"><text:tab/><text:span text:style-name="T57">Входными данными является минимальная и максимальная длина кодируемой строки.</text:span></text:p>
      <text:p text:style-name="P38">Выходными данными явля<text:span text:style-name="T33">ется строка, содержащая бинарный код сообщения, а также строку, полученную в результате декодирования этого кода, которая должна совпасть с исходной строкой, сгенерированной с помощью функции rand().</text:span></text:p>
      <text:p text:style-name="P42"><text:span text:style-name="T43"/></text:p>
      <text:p text:style-name="P42"><text:span text:style-name="T43">Пример работы программы</text:span></text:p>
      <text:p text:style-name="P42"><text:span text:style-name="T43">text length = 3</text:span></text:p>
      <text:p text:style-name="P42"><text:span text:style-name="T43">text = ;J^</text:span></text:p>
      <text:p text:style-name="P42"><text:span text:style-name="T43">haffman code =01110</text:span></text:p>
      <text:p text:style-name="P42"><text:span text:style-name="T43">check = ;J^</text:span></text:p>
      <text:p text:style-name="P41">. </text:p>
      <text:p text:style-name="P41"/>
      <text:p text:style-name="P15"><text:span text:style-name="T55"><text:tab/>Реализация</text:span><text:span text:style-name="T43">.</text:span></text:p>
      <text:list xml:id="list7294809924867349387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7"><text:tab/></text:p>
                                              <text:p text:style-name="P51"><text:span text:style-name="T25">1. </text:span><text:span text:style-name="T19">CodeTree</text:span><text:span text:style-name="T25">*</text:span><text:span text:style-name="T23"> </text:span><text:span text:style-name="T25">haffman(</text:span><text:span text:style-name="T21">const</text:span><text:span text:style-name="T23"> </text:span><text:span text:style-name="T21">char</text:span><text:span text:style-name="T25">*</text:span><text:span text:style-name="T23"> </text:span><text:span text:style-name="T25">message);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0">Считает веса символов, сортирует символы в порядке возрастания веса.</text:p>
      <text:p text:style-name="P48"><text:span text:style-name="T26">2. </text:span><text:span text:style-name="T18">CodeTree</text:span><text:span text:style-name="T24">*</text:span><text:span text:style-name="T22"> </text:span><text:span text:style-name="T24">haffman(</text:span><text:span text:style-name="T20">const</text:span><text:span text:style-name="T22"> </text:span><text:span text:style-name="T18">Symbol</text:span><text:span text:style-name="T24">*</text:span><text:span text:style-name="T22"> </text:span><text:span text:style-name="T24">symbols,</text:span><text:span text:style-name="T22"> </text:span><text:span text:style-name="T20">int</text:span><text:span text:style-name="T22"> </text:span><text:span text:style-name="T24">len)</text:span></text:p>
      <text:p text:style-name="P50">Получает кодовое дерево Хаффмана</text:p>
      <text:p text:style-name="P49"><text:span text:style-name="T27">3. <text:s/></text:span><text:span text:style-name="T20">int</text:span><text:span text:style-name="T22"> </text:span><text:span text:style-name="T24">GenerateRamdom(</text:span><text:span text:style-name="T20">int</text:span><text:span text:style-name="T22"> </text:span><text:span text:style-name="T24">min,</text:span><text:span text:style-name="T22"> </text:span><text:span text:style-name="T20">int</text:span><text:span text:style-name="T22"> </text:span><text:span text:style-name="T24">max)</text:span></text:p>
      <text:p text:style-name="P62"><text:span text:style-name="T24">Генерирует целое число в пределах от min <text:s/>до max -1 включительно.</text:span></text:p>
      <text:p text:style-name="P50"><text:s/></text:p>
      <text:p text:style-name="P33"/>
      <text:p text:style-name="P20">Тестирование</text:p>
      <text:p text:style-name="P19"/>
      <text:p text:style-name="P19">Для всех тестов минимальная длина строки равна 1, максимальная 4.</text:p>
      <text:p text:style-name="P20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46">Работа программы</text:p>
          </table:table-cell>
        </table:table-row>
        <table:table-row>
          <table:table-cell table:style-name="Таблица1.A2" office:value-type="string">
            <text:p text:style-name="P46">text length = 3</text:p>
            <text:p text:style-name="P46">text = |W5</text:p>
            <text:p text:style-name="P46">haffman code =10011</text:p>
            <text:p text:style-name="P46">check = |W5</text:p>
          </table:table-cell>
        </table:table-row>
        <table:table-row>
          <table:table-cell table:style-name="Таблица1.A2" office:value-type="string">
            <text:p text:style-name="P46">text length = 4</text:p>
            <text:p text:style-name="P46">text = L4&gt;N</text:p>
            <text:p text:style-name="P46">haffman code =10010011</text:p>
            <text:p text:style-name="P46">check = L4&gt;N</text:p>
          </table:table-cell>
        </table:table-row>
        <table:table-row>
          <table:table-cell table:style-name="Таблица1.A2" office:value-type="string">
            <text:p text:style-name="P46">text length = 4</text:p>
            <text:p text:style-name="P46">text = p`=s</text:p>
            <text:p text:style-name="P46">haffman code =10110001</text:p>
            <text:p text:style-name="P46">check = p`=s</text:p>
          </table:table-cell>
        </table:table-row>
      </table:table>
      <text:p text:style-name="P18"/>
      <text:p text:style-name="P21"><text:s text:c="3"/>Выводы.</text:p>
      <text:p text:style-name="P35"><text:span text:style-name="T35">В ходе работы я п</text:span><text:span text:style-name="T30">ознакоми</text:span><text:span text:style-name="T38">лась</text:span><text:span text:style-name="T30"> с </text:span><text:span text:style-name="T38">таким эффективным методом кодирования данных, как статические метод Хаффмана.</text:span></text:p>
      <text:p text:style-name="P11"><text:bookmark text:name="_yu53w69mcq8w"/></text:p>
      <text:p text:style-name="P22"><text:bookmark text:name="_9fo5aet8n5j"/>Приложение А. Исходный код.</text:p>
      <text:p text:style-name="P53"/>
      <text:p text:style-name="P57">Файл main.cpp</text:p>
      <text:p text:style-name="P57"><text:span text:style-name="T29">#include</text:span><text:span text:style-name="T22"> </text:span><text:span text:style-name="T28">&lt;iostream&gt;</text:span></text:p>
      <text:p text:style-name="P52"><text:span text:style-name="T29">#include</text:span><text:span text:style-name="T22"> </text:span><text:span text:style-name="T28">&lt;cstdlib&gt;</text:span></text:p>
      <text:p text:style-name="P52"><text:span text:style-name="T29">#include</text:span><text:span text:style-name="T22"> </text:span><text:span text:style-name="T28">"haffman.h"</text:span></text:p>
      <text:p text:style-name="P52"><text:span text:style-name="T29">#include</text:span><text:span text:style-name="T22"> </text:span><text:span text:style-name="T28">"codetree.h"</text:span></text:p>
      <text:p text:style-name="P52"><text:span text:style-name="T29">#include</text:span><text:span text:style-name="T22"> </text:span><text:span text:style-name="T28">&lt;climits&gt;</text:span></text:p>
      <text:p text:style-name="P52"><text:span text:style-name="T29">#include</text:span><text:span text:style-name="T22"> </text:span><text:span text:style-name="T28">&lt;ctime&gt;</text:span></text:p>
      <text:p text:style-name="P63"><text:span text:style-name="T20">using</text:span><text:span text:style-name="T22"> </text:span><text:span text:style-name="T20">namespace</text:span><text:span text:style-name="T22"> </text:span><text:span text:style-name="T18">std</text:span><text:span text:style-name="T24">;</text:span></text:p>
      <text:p text:style-name="P52"><text:span text:style-name="T20">int</text:span><text:span text:style-name="T22"> </text:span><text:span text:style-name="T24">GenerateRamdom(</text:span><text:span text:style-name="T20">int</text:span><text:span text:style-name="T22"> </text:span><text:span text:style-name="T24">min,</text:span><text:span text:style-name="T22"> </text:span><text:span text:style-name="T20">int</text:span><text:span text:style-name="T22"> </text:span><text:span text:style-name="T24">max){</text:span></text:p>
      <text:p text:style-name="P52"><text:span text:style-name="T22"><text:s text:c="4"/></text:span><text:span text:style-name="T20">return</text:span><text:span text:style-name="T22"> <text:s/></text:span><text:span text:style-name="T24">min</text:span><text:span text:style-name="T22"> </text:span><text:span text:style-name="T24">+</text:span><text:span text:style-name="T22"> </text:span><text:span text:style-name="T24">rand()%(max</text:span><text:span text:style-name="T22"> </text:span><text:span text:style-name="T24">-</text:span><text:span text:style-name="T22"> </text:span><text:span text:style-name="T24">min);</text:span></text:p>
      <text:p text:style-name="P66">}</text:p>
      <text:p text:style-name="P52"><text:span text:style-name="T20">int</text:span><text:span text:style-name="T22"> </text:span><text:span text:style-name="T24">main(){</text:span></text:p>
      <text:p text:style-name="P52"><text:span text:style-name="T22"><text:s text:c="4"/></text:span><text:span text:style-name="T24">srand(</text:span>time<text:span text:style-name="T24">(</text:span><text:span text:style-name="T29">0</text:span><text:span text:style-name="T24">));</text:span></text:p>
      <text:p text:style-name="P52"><text:span text:style-name="T22"><text:s text:c="4"/></text:span><text:span text:style-name="T20">char</text:span><text:span text:style-name="T22"> </text:span><text:span text:style-name="T24">a[</text:span><text:span text:style-name="T29">100</text:span><text:span text:style-name="T24">];</text:span></text:p>
      <text:p text:style-name="P52"><text:span text:style-name="T22"><text:s text:c="4"/></text:span><text:span text:style-name="T20">int</text:span><text:span text:style-name="T22"> </text:span><text:span text:style-name="T24">minLength;</text:span></text:p>
      <text:p text:style-name="P52"><text:span text:style-name="T22"><text:s text:c="4"/></text:span><text:span text:style-name="T20">int</text:span><text:span text:style-name="T22"> </text:span><text:span text:style-name="T24">maxLength;</text:span></text:p>
      <text:p text:style-name="P52"><text:span text:style-name="T22"><text:s text:c="4"/></text:span>cout<text:span text:style-name="T22"> </text:span><text:span text:style-name="T24">&lt;&lt;</text:span><text:span text:style-name="T22"> </text:span><text:span text:style-name="T28">"Введите</text:span><text:span text:style-name="T22"> </text:span><text:span text:style-name="T28">минимальную</text:span><text:span text:style-name="T22"> </text:span><text:span text:style-name="T28">длину</text:span><text:span text:style-name="T22"> </text:span><text:span text:style-name="T28">кодируемой</text:span><text:span text:style-name="T22"> </text:span><text:span text:style-name="T28">строки"</text:span><text:span text:style-name="T24">&lt;&lt;</text:span>endl<text:span text:style-name="T24">;</text:span></text:p>
      <text:p text:style-name="P52"><text:span text:style-name="T22"><text:s text:c="4"/></text:span>cin<text:span text:style-name="T22"> </text:span><text:span text:style-name="T24">&gt;&gt;</text:span><text:span text:style-name="T22"> </text:span><text:span text:style-name="T24">minLength;</text:span></text:p>
      <text:p text:style-name="P52"><text:span text:style-name="T22"><text:s text:c="4"/></text:span>cout<text:span text:style-name="T22"> </text:span><text:span text:style-name="T24">&lt;&lt;</text:span><text:span text:style-name="T22"> </text:span><text:span text:style-name="T28">"Введите</text:span><text:span text:style-name="T22"> </text:span><text:span text:style-name="T28">максимальную</text:span><text:span text:style-name="T22"> </text:span><text:span text:style-name="T28">длину</text:span><text:span text:style-name="T22"> </text:span><text:span text:style-name="T28">кодируемой</text:span><text:span text:style-name="T22"> </text:span><text:span text:style-name="T28">строки"</text:span><text:span text:style-name="T24">&lt;&lt;</text:span>endl<text:span text:style-name="T24">;</text:span></text:p>
      <text:p text:style-name="P52"><text:span text:style-name="T22"><text:s text:c="4"/></text:span>cin<text:span text:style-name="T22"> </text:span><text:span text:style-name="T24">&gt;&gt;</text:span><text:span text:style-name="T22"> </text:span><text:span text:style-name="T24">maxLength;</text:span></text:p>
      <text:p text:style-name="P52"><text:span text:style-name="T22"><text:s text:c="4"/></text:span><text:span text:style-name="T24">maxLength++;</text:span></text:p>
      <text:p text:style-name="P52"><text:span text:style-name="T22"><text:s text:c="4"/></text:span><text:span text:style-name="T20">int</text:span><text:span text:style-name="T22"> </text:span><text:span text:style-name="T24">textLength</text:span><text:span text:style-name="T22"> </text:span><text:span text:style-name="T24">=</text:span><text:span text:style-name="T22"> </text:span><text:span text:style-name="T24">GenerateRamdom(minLength,maxLength);</text:span></text:p>
      <text:p text:style-name="P52"><text:span text:style-name="T22"><text:s text:c="4"/></text:span><text:span text:style-name="T20">for</text:span><text:span text:style-name="T22"> </text:span><text:span text:style-name="T24">(</text:span><text:span text:style-name="T20">int</text:span><text:span text:style-name="T22"> </text:span><text:span text:style-name="T24">i</text:span><text:span text:style-name="T22"> </text:span><text:span text:style-name="T24">=</text:span><text:span text:style-name="T22"> </text:span><text:span text:style-name="T29">0</text:span><text:span text:style-name="T24">;</text:span><text:span text:style-name="T22"> </text:span><text:span text:style-name="T24">i&lt;textLength;i++)</text:span></text:p>
      <text:p text:style-name="P52"><text:span text:style-name="T22"><text:s text:c="8"/></text:span><text:span text:style-name="T24">a[i]</text:span><text:span text:style-name="T22"> </text:span><text:span text:style-name="T24">=</text:span><text:span text:style-name="T22"> </text:span><text:span text:style-name="T24">GenerateRamdom(</text:span><text:span text:style-name="T29">34</text:span><text:span text:style-name="T24">,</text:span><text:span text:style-name="T29">127</text:span><text:span text:style-name="T24">);</text:span></text:p>
      <text:p text:style-name="P52"><text:span text:style-name="T22"><text:s text:c="4"/></text:span>cout<text:span text:style-name="T22"> </text:span><text:span text:style-name="T24">&lt;&lt;</text:span><text:span text:style-name="T28">"text</text:span><text:span text:style-name="T22"> </text:span><text:span text:style-name="T28">length</text:span><text:span text:style-name="T22"> </text:span><text:span text:style-name="T28">=</text:span><text:span text:style-name="T22"> </text:span><text:span text:style-name="T28">"</text:span><text:span text:style-name="T22"> </text:span><text:span text:style-name="T24">&lt;&lt;textLength&lt;&lt;</text:span>endl<text:span text:style-name="T24">;</text:span></text:p>
      <text:p text:style-name="P52"><text:span text:style-name="T22"><text:s text:c="4"/></text:span>cout<text:span text:style-name="T24">&lt;&lt;</text:span><text:span text:style-name="T28">"text</text:span><text:span text:style-name="T22"> </text:span><text:span text:style-name="T28">=</text:span><text:span text:style-name="T22"> </text:span><text:span text:style-name="T28">"</text:span><text:span text:style-name="T24">&lt;&lt;a&lt;&lt;</text:span>endl<text:span text:style-name="T24">;</text:span></text:p>
      <text:p text:style-name="P52"><text:span text:style-name="T22"><text:s text:c="4"/></text:span><text:span text:style-name="T20">char</text:span><text:span text:style-name="T24">*</text:span><text:span text:style-name="T22"> </text:span><text:span text:style-name="T24">c</text:span><text:span text:style-name="T22"> </text:span><text:span text:style-name="T24">=</text:span><text:span text:style-name="T22"> </text:span><text:span text:style-name="T24">encode(haffman(a),a);</text:span></text:p>
      <text:p text:style-name="P52"><text:span text:style-name="T22"><text:s text:c="4"/></text:span>cout<text:span text:style-name="T22"> </text:span><text:span text:style-name="T24">&lt;&lt;</text:span><text:span text:style-name="T28">"haffman</text:span><text:span text:style-name="T22"> </text:span><text:span text:style-name="T28">code</text:span><text:span text:style-name="T22"> </text:span><text:span text:style-name="T28">="</text:span><text:span text:style-name="T24">&lt;&lt;</text:span><text:span text:style-name="T22"> </text:span><text:span text:style-name="T24">c</text:span><text:span text:style-name="T22"> </text:span><text:span text:style-name="T24">&lt;&lt;</text:span>endl<text:span text:style-name="T24">;</text:span></text:p>
      <text:p text:style-name="P52"><text:span text:style-name="T22"><text:s text:c="4"/></text:span>cout<text:span text:style-name="T24">&lt;&lt;</text:span><text:span text:style-name="T28">"check</text:span><text:span text:style-name="T22"> </text:span><text:span text:style-name="T28">=</text:span><text:span text:style-name="T22"> </text:span><text:span text:style-name="T28">"</text:span><text:span text:style-name="T24">&lt;&lt;decode(haffman(a),c);</text:span></text:p>
      <text:p text:style-name="P52"><text:span text:style-name="T22"><text:s text:c="4"/></text:span><text:span text:style-name="T20">return</text:span><text:span text:style-name="T22"> </text:span><text:span text:style-name="T29">0</text:span><text:span text:style-name="T24">;</text:span></text:p>
      <text:p text:style-name="P66">}</text:p>
      <text:p text:style-name="P58">Файл haffman.h</text:p>
      <text:p text:style-name="P58"><text:span text:style-name="T29">#ifndef</text:span><text:span text:style-name="T22"> </text:span>HAFFMAN_H</text:p>
      <text:p text:style-name="P65"><text:span text:style-name="T29">#define</text:span><text:span text:style-name="T22"> </text:span><text:span text:style-name="T29">HAFFMAN_H</text:span></text:p>
      <text:p text:style-name="P52"><text:span text:style-name="T29">#include</text:span><text:span text:style-name="T22"> </text:span><text:span text:style-name="T28">"codetree.h"</text:span></text:p>
      <text:p text:style-name="P52"><text:span text:style-name="T18">CodeTree</text:span><text:span text:style-name="T24">*</text:span><text:span text:style-name="T22"> </text:span><text:span text:style-name="T24">haffman(</text:span><text:span text:style-name="T20">const</text:span><text:span text:style-name="T22"> </text:span><text:span text:style-name="T20">char</text:span><text:span text:style-name="T24">*</text:span><text:span text:style-name="T22"> </text:span>message<text:span text:style-name="T24">);</text:span></text:p>
      <text:p text:style-name="P63"><text:span text:style-name="T18">CodeTree</text:span><text:span text:style-name="T24">*</text:span><text:span text:style-name="T22"> </text:span><text:span text:style-name="T24">haffman(</text:span><text:span text:style-name="T20">const</text:span><text:span text:style-name="T22"> </text:span><text:span text:style-name="T20">char</text:span><text:span text:style-name="T24">*</text:span><text:span text:style-name="T22"> </text:span>keys<text:span text:style-name="T24">,</text:span><text:span text:style-name="T22"> </text:span><text:span text:style-name="T20">const</text:span><text:span text:style-name="T22"> </text:span><text:span text:style-name="T20">int</text:span><text:span text:style-name="T24">*</text:span><text:span text:style-name="T22"> </text:span>w<text:span text:style-name="T24">,</text:span><text:span text:style-name="T22"> </text:span><text:span text:style-name="T20">int</text:span><text:span text:style-name="T22"> </text:span>len<text:span text:style-name="T24">);</text:span></text:p>
      <text:p text:style-name="P63"><text:span text:style-name="T29">#endif</text:span><text:span text:style-name="T22"> </text:span><text:span text:style-name="T28">//</text:span><text:span text:style-name="T22"> </text:span><text:span text:style-name="T28">HAFFMAN_H</text:span></text:p>
      <text:p text:style-name="P57">Файл <text:s/>haffman.cpp</text:p>
      <text:p text:style-name="P57"><text:span text:style-name="T29">#include</text:span><text:span text:style-name="T22"> </text:span><text:span text:style-name="T28">"haffman.h"</text:span></text:p>
      <text:p text:style-name="P52"><text:span text:style-name="T29">#include</text:span><text:span text:style-name="T22"> </text:span><text:span text:style-name="T28">"priority_queue.h"</text:span></text:p>
      <text:p text:style-name="P52"><text:span text:style-name="T29">#include</text:span><text:span text:style-name="T22"> </text:span><text:span text:style-name="T28">&lt;functional&gt;</text:span></text:p>
      <text:p text:style-name="P52"><text:span text:style-name="T29">#include</text:span><text:span text:style-name="T22"> </text:span><text:span text:style-name="T28">&lt;algorithm&gt;</text:span></text:p>
      <text:p text:style-name="P52"><text:soft-page-break/><text:span text:style-name="T29">#include</text:span><text:span text:style-name="T22"> </text:span><text:span text:style-name="T28">&lt;climits&gt;</text:span></text:p>
      <text:p text:style-name="P52"><text:span text:style-name="T29">#include</text:span><text:span text:style-name="T22"> </text:span><text:span text:style-name="T28">&lt;cstring&gt;</text:span></text:p>
      <text:p text:style-name="P52"><text:span text:style-name="T29">#include</text:span><text:span text:style-name="T22"> </text:span><text:span text:style-name="T28">&lt;iostream&gt;</text:span></text:p>
      <text:p text:style-name="P52"><text:span text:style-name="T18">CodeTree</text:span><text:span text:style-name="T24">*</text:span><text:span text:style-name="T22"> </text:span><text:span text:style-name="T24">haffman(</text:span><text:span text:style-name="T20">const</text:span><text:span text:style-name="T22"> </text:span><text:span text:style-name="T18">Symbol</text:span><text:span text:style-name="T24">*</text:span><text:span text:style-name="T22"> </text:span><text:span text:style-name="T24">symbols,</text:span><text:span text:style-name="T22"> </text:span><text:span text:style-name="T20">int</text:span><text:span text:style-name="T22"> </text:span><text:span text:style-name="T24">len){</text:span></text:p>
      <text:p text:style-name="P52"><text:span text:style-name="T22"><text:s text:c="4"/></text:span><text:span text:style-name="T18">PriorityQueue</text:span><text:span text:style-name="T24">&lt;</text:span><text:span text:style-name="T18">CodeTree</text:span><text:span text:style-name="T24">*&gt;*</text:span><text:span text:style-name="T22"> </text:span><text:span text:style-name="T24">queue</text:span><text:span text:style-name="T22"> </text:span><text:span text:style-name="T24">=</text:span><text:span text:style-name="T22"> </text:span><text:span text:style-name="T24">create_pq&lt;</text:span><text:span text:style-name="T18">CodeTree</text:span><text:span text:style-name="T24">*&gt;(len);</text:span></text:p>
      <text:p text:style-name="P52"><text:span text:style-name="T22"><text:s text:c="4"/></text:span><text:span text:style-name="T20">for</text:span><text:span text:style-name="T24">(</text:span><text:span text:style-name="T20">int</text:span><text:span text:style-name="T22"> </text:span><text:span text:style-name="T24">i</text:span><text:span text:style-name="T22"> </text:span><text:span text:style-name="T24">=</text:span><text:span text:style-name="T22"> </text:span><text:span text:style-name="T29">0</text:span><text:span text:style-name="T24">;</text:span><text:span text:style-name="T22"> </text:span><text:span text:style-name="T24">i</text:span><text:span text:style-name="T22"> </text:span><text:span text:style-name="T24">&lt;</text:span><text:span text:style-name="T22"> </text:span><text:span text:style-name="T24">len;</text:span><text:span text:style-name="T22"> </text:span><text:span text:style-name="T24">++i)</text:span></text:p>
      <text:p text:style-name="P52"><text:span text:style-name="T22"><text:s text:c="8"/></text:span>push<text:span text:style-name="T24">(queue,</text:span><text:span text:style-name="T22"> </text:span><text:span text:style-name="T24">symbols[i].</text:span><text:span text:style-name="T32">weight</text:span><text:span text:style-name="T24">,</text:span><text:span text:style-name="T22"> </text:span><text:span text:style-name="T24">make_leaf(symbols[i]));</text:span></text:p>
      <text:p text:style-name="P52"><text:span text:style-name="T22"><text:s text:c="4"/></text:span><text:span text:style-name="T20">while</text:span><text:span text:style-name="T24">(</text:span>size<text:span text:style-name="T24">(queue)</text:span><text:span text:style-name="T22"> </text:span><text:span text:style-name="T24">&gt;</text:span><text:span text:style-name="T22"> </text:span><text:span text:style-name="T29">1</text:span><text:span text:style-name="T24">)</text:span><text:span text:style-name="T22"> </text:span><text:span text:style-name="T24">{</text:span></text:p>
      <text:p text:style-name="P52"><text:span text:style-name="T22"><text:s text:c="8"/></text:span><text:span text:style-name="T18">CodeTree</text:span><text:span text:style-name="T24">*</text:span><text:span text:style-name="T22"> </text:span><text:span text:style-name="T24">ltree</text:span><text:span text:style-name="T22"> </text:span><text:span text:style-name="T24">=</text:span><text:span text:style-name="T22"> </text:span>pop<text:span text:style-name="T24">(queue);</text:span></text:p>
      <text:p text:style-name="P52"><text:span text:style-name="T22"><text:s text:c="8"/></text:span><text:span text:style-name="T18">CodeTree</text:span><text:span text:style-name="T24">*</text:span><text:span text:style-name="T22"> </text:span><text:span text:style-name="T24">rtree</text:span><text:span text:style-name="T22"> </text:span><text:span text:style-name="T24">=</text:span><text:span text:style-name="T22"> </text:span>pop<text:span text:style-name="T24">(queue);</text:span></text:p>
      <text:p text:style-name="P52"><text:span text:style-name="T22"><text:s text:c="8"/></text:span><text:span text:style-name="T20">int</text:span><text:span text:style-name="T22"> </text:span><text:span text:style-name="T24">weight</text:span><text:span text:style-name="T22"> </text:span><text:span text:style-name="T24">=</text:span><text:span text:style-name="T22"> </text:span><text:span text:style-name="T24">ltree-&gt;</text:span><text:span text:style-name="T32">s</text:span><text:span text:style-name="T24">.</text:span><text:span text:style-name="T32">weight</text:span><text:span text:style-name="T22"> </text:span><text:span text:style-name="T24">+</text:span><text:span text:style-name="T22"> </text:span><text:span text:style-name="T24">rtree-&gt;</text:span><text:span text:style-name="T32">s</text:span><text:span text:style-name="T24">.</text:span><text:span text:style-name="T32">weight</text:span><text:span text:style-name="T24">;</text:span></text:p>
      <text:p text:style-name="P52"><text:span text:style-name="T22"><text:s text:c="8"/></text:span><text:span text:style-name="T18">CodeTree</text:span><text:span text:style-name="T24">*</text:span><text:span text:style-name="T22"> </text:span><text:span text:style-name="T24">node</text:span><text:span text:style-name="T22"> </text:span><text:span text:style-name="T24">=</text:span><text:span text:style-name="T22"> </text:span><text:span text:style-name="T24">make_node(weight,</text:span><text:span text:style-name="T22"> </text:span><text:span text:style-name="T24">ltree,</text:span><text:span text:style-name="T22"> </text:span><text:span text:style-name="T24">rtree);</text:span></text:p>
      <text:p text:style-name="P52"><text:span text:style-name="T22"><text:s text:c="8"/></text:span><text:span text:style-name="T24">ltree-&gt;</text:span><text:span text:style-name="T32">parent</text:span><text:span text:style-name="T22"> </text:span><text:span text:style-name="T24">=</text:span><text:span text:style-name="T22"> </text:span><text:span text:style-name="T24">node;</text:span></text:p>
      <text:p text:style-name="P52"><text:span text:style-name="T22"><text:s text:c="8"/></text:span><text:span text:style-name="T24">rtree-&gt;</text:span><text:span text:style-name="T32">parent</text:span><text:span text:style-name="T22"> </text:span><text:span text:style-name="T24">=</text:span><text:span text:style-name="T22"> </text:span><text:span text:style-name="T24">node;</text:span></text:p>
      <text:p text:style-name="P52"><text:span text:style-name="T22"><text:s text:c="8"/></text:span>push<text:span text:style-name="T24">(queue,</text:span><text:span text:style-name="T22"> </text:span><text:span text:style-name="T24">weight,</text:span><text:span text:style-name="T22"> </text:span><text:span text:style-name="T24">node);</text:span></text:p>
      <text:p text:style-name="P52"><text:span text:style-name="T22"><text:s text:c="4"/></text:span><text:span text:style-name="T24">}</text:span></text:p>
      <text:p text:style-name="P52"><text:span text:style-name="T22"><text:s text:c="4"/></text:span><text:span text:style-name="T18">CodeTree</text:span><text:span text:style-name="T24">*</text:span><text:span text:style-name="T22"> </text:span><text:span text:style-name="T24">result</text:span><text:span text:style-name="T22"> </text:span><text:span text:style-name="T24">=</text:span><text:span text:style-name="T22"> </text:span>pop<text:span text:style-name="T24">(queue);</text:span></text:p>
      <text:p text:style-name="P52"><text:span text:style-name="T22"><text:s text:c="4"/></text:span>destroy_pq<text:span text:style-name="T24">(queue);</text:span></text:p>
      <text:p text:style-name="P52"><text:span text:style-name="T22"><text:s text:c="4"/></text:span><text:span text:style-name="T20">return</text:span><text:span text:style-name="T22"> </text:span><text:span text:style-name="T24">result;</text:span></text:p>
      <text:p text:style-name="P66">}</text:p>
      <text:p text:style-name="P52"><text:span text:style-name="T18">CodeTree</text:span><text:span text:style-name="T24">*</text:span><text:span text:style-name="T22"> </text:span><text:span text:style-name="T24">haffman(</text:span><text:span text:style-name="T20">const</text:span><text:span text:style-name="T22"> </text:span><text:span text:style-name="T20">char</text:span><text:span text:style-name="T24">*</text:span><text:span text:style-name="T22"> </text:span><text:span text:style-name="T24">message)</text:span><text:span text:style-name="T22"> </text:span><text:span text:style-name="T24">{</text:span></text:p>
      <text:p text:style-name="P52"><text:span text:style-name="T22"><text:s text:c="4"/></text:span><text:span text:style-name="T18">Symbol</text:span><text:span text:style-name="T22"> </text:span><text:span text:style-name="T24">symbols[</text:span><text:span text:style-name="T29">UCHAR_MAX</text:span><text:span text:style-name="T24">];</text:span></text:p>
      <text:p text:style-name="P52"><text:span text:style-name="T22"><text:s text:c="4"/></text:span><text:span text:style-name="T20">for</text:span><text:span text:style-name="T24">(</text:span><text:span text:style-name="T20">int</text:span><text:span text:style-name="T22"> </text:span><text:span text:style-name="T24">i</text:span><text:span text:style-name="T22"> </text:span><text:span text:style-name="T24">=</text:span><text:span text:style-name="T22"> </text:span><text:span text:style-name="T29">0</text:span><text:span text:style-name="T24">;</text:span><text:span text:style-name="T22"> </text:span><text:span text:style-name="T24">i</text:span><text:span text:style-name="T22"> </text:span><text:span text:style-name="T24">&lt;</text:span><text:span text:style-name="T22"> </text:span><text:span text:style-name="T29">UCHAR_MAX</text:span><text:span text:style-name="T24">;</text:span><text:span text:style-name="T22"> </text:span><text:span text:style-name="T24">++i)</text:span><text:span text:style-name="T22"> </text:span><text:span text:style-name="T24">{</text:span></text:p>
      <text:p text:style-name="P52"><text:span text:style-name="T22"><text:s text:c="8"/></text:span><text:span text:style-name="T24">symbols[i].</text:span><text:span text:style-name="T32">c</text:span><text:span text:style-name="T22"> </text:span><text:span text:style-name="T24">=</text:span><text:span text:style-name="T22"> </text:span><text:span text:style-name="T24">i</text:span><text:span text:style-name="T22"> </text:span><text:span text:style-name="T24">+</text:span><text:span text:style-name="T22"> </text:span><text:span text:style-name="T29">CHAR_MIN</text:span><text:span text:style-name="T24">;</text:span></text:p>
      <text:p text:style-name="P52"><text:span text:style-name="T22"><text:s text:c="8"/></text:span><text:span text:style-name="T24">symbols[i].</text:span><text:span text:style-name="T32">weight</text:span><text:span text:style-name="T22"> </text:span><text:span text:style-name="T24">=</text:span><text:span text:style-name="T22"> </text:span><text:span text:style-name="T29">0</text:span><text:span text:style-name="T24">;</text:span></text:p>
      <text:p text:style-name="P52"><text:span text:style-name="T22"><text:s text:c="4"/></text:span><text:span text:style-name="T24">}</text:span></text:p>
      <text:p text:style-name="P52"><text:span text:style-name="T22"><text:s text:c="4"/></text:span><text:span text:style-name="T20">int</text:span><text:span text:style-name="T22"> </text:span><text:span text:style-name="T24">size</text:span><text:span text:style-name="T22"> </text:span><text:span text:style-name="T24">=</text:span><text:span text:style-name="T22"> </text:span><text:span text:style-name="T24">strlen(message);</text:span></text:p>
      <text:p text:style-name="P52"><text:span text:style-name="T22"><text:s text:c="4"/></text:span><text:span text:style-name="T20">for</text:span><text:span text:style-name="T24">(</text:span><text:span text:style-name="T20">int</text:span><text:span text:style-name="T22"> </text:span><text:span text:style-name="T24">i</text:span><text:span text:style-name="T22"> </text:span><text:span text:style-name="T24">=</text:span><text:span text:style-name="T22"> </text:span><text:span text:style-name="T29">0</text:span><text:span text:style-name="T24">;</text:span><text:span text:style-name="T22"> </text:span><text:span text:style-name="T24">i</text:span><text:span text:style-name="T22"> </text:span><text:span text:style-name="T24">&lt;</text:span><text:span text:style-name="T22"> </text:span><text:span text:style-name="T24">size;</text:span><text:span text:style-name="T22"> </text:span><text:span text:style-name="T24">++i)</text:span></text:p>
      <text:p text:style-name="P52"><text:span text:style-name="T22"><text:s text:c="8"/></text:span><text:span text:style-name="T24">symbols[message[i]</text:span><text:span text:style-name="T22"> </text:span><text:span text:style-name="T24">-</text:span><text:span text:style-name="T22"> </text:span><text:span text:style-name="T29">CHAR_MIN</text:span><text:span text:style-name="T24">].</text:span><text:span text:style-name="T32">weight</text:span><text:span text:style-name="T24">++;</text:span></text:p>
      <text:p text:style-name="P52"><text:span text:style-name="T22"><text:s text:c="4"/></text:span><text:span text:style-name="T18">std</text:span><text:span text:style-name="T24">::</text:span>sort<text:span text:style-name="T24">(symbols,</text:span><text:span text:style-name="T22"> </text:span><text:span text:style-name="T24">symbols</text:span><text:span text:style-name="T22"> </text:span><text:span text:style-name="T24">+</text:span><text:span text:style-name="T22"> </text:span><text:span text:style-name="T29">UCHAR_MAX</text:span><text:span text:style-name="T24">,</text:span><text:span text:style-name="T22"> </text:span>symbol_greater<text:span text:style-name="T24">);</text:span></text:p>
      <text:p text:style-name="P52"><text:span text:style-name="T22"><text:s text:c="4"/></text:span><text:span text:style-name="T20">int</text:span><text:span text:style-name="T22"> </text:span><text:span text:style-name="T24">len</text:span><text:span text:style-name="T22"> </text:span><text:span text:style-name="T24">=</text:span><text:span text:style-name="T22"> </text:span><text:span text:style-name="T29">0</text:span><text:span text:style-name="T24">;</text:span></text:p>
      <text:p text:style-name="P52"><text:span text:style-name="T22"><text:s text:c="4"/></text:span><text:span text:style-name="T20">while</text:span><text:span text:style-name="T24">(symbols[len].</text:span><text:span text:style-name="T32">weight</text:span><text:span text:style-name="T22"> </text:span><text:span text:style-name="T24">&gt;</text:span><text:span text:style-name="T22"> </text:span><text:span text:style-name="T29">0</text:span><text:span text:style-name="T22"> </text:span><text:span text:style-name="T24">&amp;&amp;</text:span><text:span text:style-name="T22"> </text:span><text:span text:style-name="T24">len</text:span><text:span text:style-name="T22"> </text:span><text:span text:style-name="T24">&lt;</text:span><text:span text:style-name="T22"> </text:span><text:span text:style-name="T29">UCHAR_MAX</text:span><text:span text:style-name="T24">)</text:span><text:span text:style-name="T22"> </text:span><text:span text:style-name="T24">len++;</text:span></text:p>
      <text:p text:style-name="P52"><text:span text:style-name="T22"><text:s text:c="4"/></text:span><text:span text:style-name="T20">return</text:span><text:span text:style-name="T22"> </text:span><text:span text:style-name="T24">haffman(symbols,</text:span><text:span text:style-name="T22"> </text:span><text:span text:style-name="T24">len);</text:span></text:p>
      <text:p text:style-name="P66">}</text:p>
      <text:p text:style-name="P58">Файл codetree.h</text:p>
      <text:p text:style-name="P58"><text:span text:style-name="T29">#ifndef</text:span><text:span text:style-name="T22"> </text:span>CODETREE</text:p>
      <text:p text:style-name="P52"><text:span text:style-name="T29">#define</text:span><text:span text:style-name="T22"> </text:span><text:span text:style-name="T29">CODETREE</text:span></text:p>
      <text:p text:style-name="P52"><text:span text:style-name="T29">#define</text:span><text:span text:style-name="T22"> </text:span><text:span text:style-name="T29">MAX_CODE_LEN</text:span><text:span text:style-name="T22"> </text:span><text:span text:style-name="T29">1000</text:span></text:p>
      <text:p text:style-name="P52"><text:span text:style-name="T20">struct</text:span><text:span text:style-name="T22"> </text:span><text:span text:style-name="T18">Symbol</text:span><text:span text:style-name="T22"> </text:span><text:span text:style-name="T24">{</text:span></text:p>
      <text:p text:style-name="P52"><text:span text:style-name="T22"><text:s text:c="4"/></text:span><text:span text:style-name="T20">char</text:span><text:span text:style-name="T22"> </text:span><text:span text:style-name="T32">c</text:span><text:span text:style-name="T24">;</text:span></text:p>
      <text:p text:style-name="P52"><text:span text:style-name="T22"><text:s text:c="4"/></text:span><text:span text:style-name="T20">int</text:span><text:span text:style-name="T22"> </text:span><text:span text:style-name="T32">weight</text:span><text:span text:style-name="T24">;</text:span></text:p>
      <text:p text:style-name="P54">};</text:p>
      <text:p text:style-name="P52"><text:span text:style-name="T20">bool</text:span><text:span text:style-name="T22"> </text:span><text:span text:style-name="T24">symbol_less(</text:span><text:span text:style-name="T20">const</text:span><text:span text:style-name="T22"> </text:span><text:span text:style-name="T18">Symbol</text:span><text:span text:style-name="T24">&amp;</text:span><text:span text:style-name="T22"> </text:span>l<text:span text:style-name="T24">,</text:span><text:span text:style-name="T22"> </text:span><text:span text:style-name="T20">const</text:span><text:span text:style-name="T22"> </text:span><text:span text:style-name="T18">Symbol</text:span><text:span text:style-name="T24">&amp;</text:span><text:span text:style-name="T22"> </text:span>r<text:span text:style-name="T24">);</text:span></text:p>
      <text:p text:style-name="P52"><text:span text:style-name="T20">bool</text:span><text:span text:style-name="T22"> </text:span><text:span text:style-name="T24">symbol_greater(</text:span><text:span text:style-name="T20">const</text:span><text:span text:style-name="T22"> </text:span><text:span text:style-name="T18">Symbol</text:span><text:span text:style-name="T24">&amp;</text:span><text:span text:style-name="T22"> </text:span>l<text:span text:style-name="T24">,</text:span><text:span text:style-name="T22"> </text:span><text:span text:style-name="T20">const</text:span><text:span text:style-name="T22"> </text:span><text:span text:style-name="T18">Symbol</text:span><text:span text:style-name="T24">&amp;</text:span><text:span text:style-name="T22"> </text:span>r<text:span text:style-name="T24">);</text:span></text:p>
      <text:p text:style-name="P52"><text:span text:style-name="T20">struct</text:span><text:span text:style-name="T22"> </text:span><text:span text:style-name="T18">CodeTree</text:span><text:span text:style-name="T22"> </text:span><text:span text:style-name="T24">{</text:span></text:p>
      <text:p text:style-name="P52"><text:span text:style-name="T22"><text:s text:c="4"/></text:span><text:span text:style-name="T18">Symbol</text:span><text:span text:style-name="T22"> </text:span><text:span text:style-name="T32">s</text:span><text:span text:style-name="T24">;</text:span></text:p>
      <text:p text:style-name="P52"><text:span text:style-name="T22"><text:s text:c="4"/></text:span><text:span text:style-name="T18">CodeTree</text:span><text:span text:style-name="T24">*</text:span><text:span text:style-name="T22"> </text:span><text:span text:style-name="T32">parent</text:span><text:span text:style-name="T24">;</text:span></text:p>
      <text:p text:style-name="P52"><text:span text:style-name="T22"><text:s text:c="4"/></text:span><text:span text:style-name="T18">CodeTree</text:span><text:span text:style-name="T24">*</text:span><text:span text:style-name="T22"> </text:span><text:span text:style-name="T32">left</text:span><text:span text:style-name="T24">;</text:span></text:p>
      <text:p text:style-name="P52"><text:soft-page-break/><text:span text:style-name="T22"><text:s text:c="4"/></text:span><text:span text:style-name="T18">CodeTree</text:span><text:span text:style-name="T24">*</text:span><text:span text:style-name="T22"> </text:span><text:span text:style-name="T32">right</text:span><text:span text:style-name="T24">;</text:span></text:p>
      <text:p text:style-name="P54">};</text:p>
      <text:p text:style-name="P52"><text:span text:style-name="T18">CodeTree</text:span><text:span text:style-name="T24">*</text:span><text:span text:style-name="T22"> </text:span><text:span text:style-name="T24">make_leaf(</text:span><text:span text:style-name="T20">const</text:span><text:span text:style-name="T22"> </text:span><text:span text:style-name="T18">Symbol</text:span><text:span text:style-name="T24">&amp;</text:span><text:span text:style-name="T22"> </text:span>s<text:span text:style-name="T24">);</text:span></text:p>
      <text:p text:style-name="P52"><text:span text:style-name="T18">CodeTree</text:span><text:span text:style-name="T24">*</text:span><text:span text:style-name="T22"> </text:span><text:span text:style-name="T24">make_node(</text:span><text:span text:style-name="T20">int</text:span><text:span text:style-name="T22"> </text:span>weight<text:span text:style-name="T24">,</text:span><text:span text:style-name="T22"> </text:span><text:span text:style-name="T18">CodeTree</text:span><text:span text:style-name="T24">*</text:span><text:span text:style-name="T22"> </text:span>left<text:span text:style-name="T24">,</text:span><text:span text:style-name="T22"> </text:span><text:span text:style-name="T18">CodeTree</text:span><text:span text:style-name="T24">*</text:span><text:span text:style-name="T22"> </text:span>right<text:span text:style-name="T24">);</text:span></text:p>
      <text:p text:style-name="P52"><text:span text:style-name="T20">bool</text:span><text:span text:style-name="T22"> </text:span><text:span text:style-name="T24">is_leaf(</text:span><text:span text:style-name="T20">const</text:span><text:span text:style-name="T22"> </text:span><text:span text:style-name="T18">CodeTree</text:span><text:span text:style-name="T24">*</text:span><text:span text:style-name="T22"> </text:span>node<text:span text:style-name="T24">);</text:span></text:p>
      <text:p text:style-name="P52"><text:span text:style-name="T20">bool</text:span><text:span text:style-name="T22"> </text:span><text:span text:style-name="T24">is_root(</text:span><text:span text:style-name="T20">const</text:span><text:span text:style-name="T22"> </text:span><text:span text:style-name="T18">CodeTree</text:span><text:span text:style-name="T24">*</text:span><text:span text:style-name="T22"> </text:span>node<text:span text:style-name="T24">);</text:span></text:p>
      <text:p text:style-name="P52"><text:span text:style-name="T20">char</text:span><text:span text:style-name="T24">*</text:span><text:span text:style-name="T22"> </text:span><text:span text:style-name="T24">encode(</text:span><text:span text:style-name="T20">const</text:span><text:span text:style-name="T22"> </text:span><text:span text:style-name="T18">CodeTree</text:span><text:span text:style-name="T24">*</text:span><text:span text:style-name="T22"> </text:span>tree<text:span text:style-name="T24">,</text:span><text:span text:style-name="T22"> </text:span><text:span text:style-name="T20">const</text:span><text:span text:style-name="T22"> </text:span><text:span text:style-name="T20">char</text:span><text:span text:style-name="T24">*</text:span><text:span text:style-name="T22"> </text:span>message<text:span text:style-name="T24">);</text:span></text:p>
      <text:p text:style-name="P52"><text:span text:style-name="T20">char</text:span><text:span text:style-name="T24">*</text:span><text:span text:style-name="T22"> </text:span><text:span text:style-name="T24">decode(</text:span><text:span text:style-name="T20">const</text:span><text:span text:style-name="T22"> </text:span><text:span text:style-name="T18">CodeTree</text:span><text:span text:style-name="T24">*</text:span><text:span text:style-name="T22"> </text:span>tree<text:span text:style-name="T24">,</text:span><text:span text:style-name="T22"> </text:span><text:span text:style-name="T20">const</text:span><text:span text:style-name="T22"> </text:span><text:span text:style-name="T20">char</text:span><text:span text:style-name="T24">*</text:span><text:span text:style-name="T22"> </text:span>code<text:span text:style-name="T24">);</text:span></text:p>
      <text:p text:style-name="P52"><text:span text:style-name="T20">void</text:span><text:span text:style-name="T22"> </text:span><text:span text:style-name="T24">destroy(</text:span><text:span text:style-name="T18">CodeTree</text:span><text:span text:style-name="T24">*</text:span><text:span text:style-name="T22"> </text:span>tree<text:span text:style-name="T24">);</text:span></text:p>
      <text:p text:style-name="P63"><text:span text:style-name="T29">#endif</text:span><text:span text:style-name="T22"> </text:span><text:span text:style-name="T28">//</text:span><text:span text:style-name="T22"> </text:span><text:span text:style-name="T28">CODETREE</text:span></text:p>
      <text:p text:style-name="P58">Файл codetree.cpp</text:p>
      <text:p text:style-name="P58"/>
      <text:p text:style-name="P58"><text:span text:style-name="T29">#ifndef</text:span><text:span text:style-name="T22"> </text:span>CODETREE_CPP</text:p>
      <text:p text:style-name="P63"><text:span text:style-name="T29">#define</text:span><text:span text:style-name="T22"> </text:span><text:span text:style-name="T29">CODETREE_CPP</text:span></text:p>
      <text:p text:style-name="P52"><text:span text:style-name="T29">#include</text:span><text:span text:style-name="T22"> </text:span><text:span text:style-name="T28">"codetree.h"</text:span></text:p>
      <text:p text:style-name="P52"><text:span text:style-name="T29">#include</text:span><text:span text:style-name="T22"> </text:span><text:span text:style-name="T28">&lt;climits&gt;</text:span></text:p>
      <text:p text:style-name="P52"><text:span text:style-name="T29">#include</text:span><text:span text:style-name="T22"> </text:span><text:span text:style-name="T28">&lt;cstring&gt;</text:span></text:p>
      <text:p text:style-name="P52"><text:span text:style-name="T20">bool</text:span><text:span text:style-name="T22"> </text:span><text:span text:style-name="T24">symbol_less(</text:span><text:span text:style-name="T20">const</text:span><text:span text:style-name="T22"> </text:span><text:span text:style-name="T18">Symbol</text:span><text:span text:style-name="T24">&amp;</text:span><text:span text:style-name="T22"> </text:span><text:span text:style-name="T24">l,</text:span><text:span text:style-name="T22"> </text:span><text:span text:style-name="T20">const</text:span><text:span text:style-name="T22"> </text:span><text:span text:style-name="T18">Symbol</text:span><text:span text:style-name="T24">&amp;</text:span><text:span text:style-name="T22"> </text:span><text:span text:style-name="T24">r){</text:span></text:p>
      <text:p text:style-name="P52"><text:span text:style-name="T22"><text:s text:c="4"/></text:span><text:span text:style-name="T20">return</text:span><text:span text:style-name="T22"> </text:span><text:span text:style-name="T24">l.</text:span><text:span text:style-name="T32">weight</text:span><text:span text:style-name="T22"> </text:span><text:span text:style-name="T24">&lt;</text:span><text:span text:style-name="T22"> </text:span><text:span text:style-name="T24">r.</text:span><text:span text:style-name="T32">weight</text:span><text:span text:style-name="T24">;</text:span></text:p>
      <text:p text:style-name="P54">}</text:p>
      <text:p text:style-name="P52"><text:span text:style-name="T20">bool</text:span><text:span text:style-name="T22"> </text:span><text:span text:style-name="T24">symbol_greater(</text:span><text:span text:style-name="T20">const</text:span><text:span text:style-name="T22"> </text:span><text:span text:style-name="T18">Symbol</text:span><text:span text:style-name="T24">&amp;</text:span><text:span text:style-name="T22"> </text:span><text:span text:style-name="T24">l,</text:span><text:span text:style-name="T22"> </text:span><text:span text:style-name="T20">const</text:span><text:span text:style-name="T22"> </text:span><text:span text:style-name="T18">Symbol</text:span><text:span text:style-name="T24">&amp;</text:span><text:span text:style-name="T22"> </text:span><text:span text:style-name="T24">r){</text:span></text:p>
      <text:p text:style-name="P52"><text:span text:style-name="T22"><text:s text:c="4"/></text:span><text:span text:style-name="T20">return</text:span><text:span text:style-name="T22"> </text:span><text:span text:style-name="T24">l.</text:span><text:span text:style-name="T32">weight</text:span><text:span text:style-name="T22"> </text:span><text:span text:style-name="T24">&gt;</text:span><text:span text:style-name="T22"> </text:span><text:span text:style-name="T24">r.</text:span><text:span text:style-name="T32">weight</text:span><text:span text:style-name="T24">;</text:span></text:p>
      <text:p text:style-name="P54">}</text:p>
      <text:p text:style-name="P52"><text:span text:style-name="T18">CodeTree</text:span><text:span text:style-name="T24">*</text:span><text:span text:style-name="T22"> </text:span><text:span text:style-name="T24">make_leaf(</text:span><text:span text:style-name="T20">const</text:span><text:span text:style-name="T22"> </text:span><text:span text:style-name="T18">Symbol</text:span><text:span text:style-name="T24">&amp;</text:span><text:span text:style-name="T22"> </text:span><text:span text:style-name="T24">s)</text:span></text:p>
      <text:p text:style-name="P54">{</text:p>
      <text:p text:style-name="P52"><text:span text:style-name="T22"><text:s text:c="4"/></text:span><text:span text:style-name="T20">return</text:span><text:span text:style-name="T22"> </text:span><text:span text:style-name="T20">new</text:span><text:span text:style-name="T22"> </text:span><text:span text:style-name="T18">CodeTree</text:span><text:span text:style-name="T24">{</text:span><text:span text:style-name="T22"> </text:span><text:span text:style-name="T24">s,</text:span><text:span text:style-name="T22"> </text:span><text:span text:style-name="T20">nullptr</text:span><text:span text:style-name="T24">,</text:span><text:span text:style-name="T22"> </text:span><text:span text:style-name="T20">nullptr</text:span><text:span text:style-name="T24">,</text:span><text:span text:style-name="T22"> </text:span><text:span text:style-name="T20">nullptr</text:span><text:span text:style-name="T22"> </text:span><text:span text:style-name="T24">};</text:span></text:p>
      <text:p text:style-name="P54">}</text:p>
      <text:p text:style-name="P52"><text:span text:style-name="T18">CodeTree</text:span><text:span text:style-name="T24">*</text:span><text:span text:style-name="T22"> </text:span><text:span text:style-name="T24">make_node(</text:span><text:span text:style-name="T20">int</text:span><text:span text:style-name="T22"> </text:span><text:span text:style-name="T24">weight,</text:span><text:span text:style-name="T22"> </text:span><text:span text:style-name="T18">CodeTree</text:span><text:span text:style-name="T24">*</text:span><text:span text:style-name="T22"> </text:span><text:span text:style-name="T24">left,</text:span><text:span text:style-name="T22"> </text:span><text:span text:style-name="T18">CodeTree</text:span><text:span text:style-name="T24">*</text:span><text:span text:style-name="T22"> </text:span><text:span text:style-name="T24">right){</text:span></text:p>
      <text:p text:style-name="P52"><text:span text:style-name="T22"><text:s text:c="4"/></text:span><text:span text:style-name="T18">Symbol</text:span><text:span text:style-name="T22"> </text:span><text:span text:style-name="T24">s{</text:span><text:span text:style-name="T22"> </text:span><text:span text:style-name="T29">0</text:span><text:span text:style-name="T24">,</text:span><text:span text:style-name="T22"> </text:span><text:span text:style-name="T24">weight</text:span><text:span text:style-name="T22"> </text:span><text:span text:style-name="T24">};</text:span></text:p>
      <text:p text:style-name="P52"><text:span text:style-name="T22"><text:s text:c="4"/></text:span><text:span text:style-name="T20">return</text:span><text:span text:style-name="T22"> </text:span><text:span text:style-name="T20">new</text:span><text:span text:style-name="T22"> </text:span><text:span text:style-name="T18">CodeTree</text:span><text:span text:style-name="T24">{</text:span><text:span text:style-name="T22"> </text:span><text:span text:style-name="T24">s,</text:span><text:span text:style-name="T22"> </text:span><text:span text:style-name="T20">nullptr</text:span><text:span text:style-name="T24">,</text:span><text:span text:style-name="T22"> </text:span><text:span text:style-name="T24">left,</text:span><text:span text:style-name="T22"> </text:span><text:span text:style-name="T24">right</text:span><text:span text:style-name="T22"> </text:span><text:span text:style-name="T24">};</text:span></text:p>
      <text:p text:style-name="P54">}</text:p>
      <text:p text:style-name="P52"><text:span text:style-name="T20">bool</text:span><text:span text:style-name="T22"> </text:span><text:span text:style-name="T24">is_leaf(</text:span><text:span text:style-name="T20">const</text:span><text:span text:style-name="T22"> </text:span><text:span text:style-name="T18">CodeTree</text:span><text:span text:style-name="T24">*</text:span><text:span text:style-name="T22"> </text:span><text:span text:style-name="T24">node){</text:span></text:p>
      <text:p text:style-name="P52"><text:span text:style-name="T22"><text:s text:c="4"/></text:span><text:span text:style-name="T20">return</text:span><text:span text:style-name="T22"> </text:span><text:span text:style-name="T24">node-&gt;</text:span><text:span text:style-name="T32">left</text:span><text:span text:style-name="T22"> </text:span><text:span text:style-name="T24">==</text:span><text:span text:style-name="T22"> </text:span><text:span text:style-name="T20">nullptr</text:span><text:span text:style-name="T22"> </text:span><text:span text:style-name="T24">&amp;&amp;</text:span><text:span text:style-name="T22"> </text:span><text:span text:style-name="T24">node-&gt;</text:span><text:span text:style-name="T32">right</text:span><text:span text:style-name="T22"> </text:span><text:span text:style-name="T24">==</text:span><text:span text:style-name="T22"> </text:span><text:span text:style-name="T20">nullptr</text:span><text:span text:style-name="T24">;</text:span></text:p>
      <text:p text:style-name="P54">}</text:p>
      <text:p text:style-name="P52"><text:span text:style-name="T20">bool</text:span><text:span text:style-name="T22"> </text:span><text:span text:style-name="T24">is_root(</text:span><text:span text:style-name="T20">const</text:span><text:span text:style-name="T22"> </text:span><text:span text:style-name="T18">CodeTree</text:span><text:span text:style-name="T24">*</text:span><text:span text:style-name="T22"> </text:span><text:span text:style-name="T24">node){</text:span></text:p>
      <text:p text:style-name="P52"><text:span text:style-name="T22"><text:s text:c="4"/></text:span><text:span text:style-name="T20">return</text:span><text:span text:style-name="T22"> </text:span><text:span text:style-name="T24">node-&gt;</text:span><text:span text:style-name="T32">parent</text:span><text:span text:style-name="T22"> </text:span><text:span text:style-name="T24">==</text:span><text:span text:style-name="T22"> </text:span><text:span text:style-name="T20">nullptr</text:span><text:span text:style-name="T24">;</text:span></text:p>
      <text:p text:style-name="P54">}</text:p>
      <text:p text:style-name="P63"><text:span text:style-name="T20">static</text:span><text:span text:style-name="T22"> </text:span><text:span text:style-name="T20">void</text:span><text:span text:style-name="T22"> </text:span><text:span text:style-name="T24">fill_symbols_map(</text:span><text:span text:style-name="T20">const</text:span><text:span text:style-name="T22"> </text:span><text:span text:style-name="T18">CodeTree</text:span><text:span text:style-name="T24">*</text:span><text:span text:style-name="T22"> </text:span>node<text:span text:style-name="T24">,</text:span><text:span text:style-name="T22"> </text:span><text:span text:style-name="T20">const</text:span><text:span text:style-name="T22"> </text:span><text:span text:style-name="T18">CodeTree</text:span><text:span text:style-name="T24">**</text:span><text:span text:style-name="T22"> </text:span>symbols_map<text:span text:style-name="T24">);</text:span></text:p>
      <text:p text:style-name="P52"><text:span text:style-name="T20">char</text:span><text:span text:style-name="T24">*</text:span><text:span text:style-name="T22"> </text:span><text:span text:style-name="T24">encode(</text:span><text:span text:style-name="T20">const</text:span><text:span text:style-name="T22"> </text:span><text:span text:style-name="T18">CodeTree</text:span><text:span text:style-name="T24">*</text:span><text:span text:style-name="T22"> </text:span><text:span text:style-name="T24">tree,</text:span><text:span text:style-name="T22"> </text:span><text:span text:style-name="T20">const</text:span><text:span text:style-name="T22"> </text:span><text:span text:style-name="T20">char</text:span><text:span text:style-name="T24">*</text:span><text:span text:style-name="T22"> </text:span><text:span text:style-name="T24">message)</text:span></text:p>
      <text:p text:style-name="P54">{</text:p>
      <text:p text:style-name="P52"><text:span text:style-name="T22"><text:s text:c="4"/></text:span><text:span text:style-name="T20">char</text:span><text:span text:style-name="T24">*</text:span><text:span text:style-name="T22"> </text:span><text:span text:style-name="T24">code</text:span><text:span text:style-name="T22"> </text:span><text:span text:style-name="T24">=</text:span><text:span text:style-name="T22"> </text:span><text:span text:style-name="T20">new</text:span><text:span text:style-name="T22"> </text:span><text:span text:style-name="T20">char</text:span><text:span text:style-name="T24">[</text:span><text:span text:style-name="T29">MAX_CODE_LEN</text:span><text:span text:style-name="T24">];</text:span></text:p>
      <text:p text:style-name="P52"><text:span text:style-name="T22"><text:s text:c="4"/></text:span><text:span text:style-name="T20">const</text:span><text:span text:style-name="T22"> </text:span><text:span text:style-name="T18">CodeTree</text:span><text:span text:style-name="T24">**</text:span><text:span text:style-name="T22"> </text:span><text:span text:style-name="T24">symbols_map</text:span><text:span text:style-name="T22"> </text:span><text:span text:style-name="T24">=</text:span><text:span text:style-name="T22"> </text:span><text:span text:style-name="T20">new</text:span><text:span text:style-name="T22"> </text:span><text:span text:style-name="T20">const</text:span><text:span text:style-name="T22"> </text:span><text:span text:style-name="T18">CodeTree</text:span><text:span text:style-name="T24">*[</text:span><text:span text:style-name="T29">UCHAR_MAX</text:span><text:span text:style-name="T24">];</text:span></text:p>
      <text:p text:style-name="P52"><text:span text:style-name="T22"><text:s text:c="4"/></text:span><text:span text:style-name="T20">for</text:span><text:span text:style-name="T24">(</text:span><text:span text:style-name="T20">int</text:span><text:span text:style-name="T22"> </text:span><text:span text:style-name="T24">i</text:span><text:span text:style-name="T22"> </text:span><text:span text:style-name="T24">=</text:span><text:span text:style-name="T22"> </text:span><text:span text:style-name="T29">0</text:span><text:span text:style-name="T24">;</text:span><text:span text:style-name="T22"> </text:span><text:span text:style-name="T24">i</text:span><text:span text:style-name="T22"> </text:span><text:span text:style-name="T24">&lt;</text:span><text:span text:style-name="T22"> </text:span><text:span text:style-name="T29">UCHAR_MAX</text:span><text:span text:style-name="T24">;</text:span><text:span text:style-name="T22"> </text:span><text:span text:style-name="T24">++i)</text:span><text:span text:style-name="T22"> </text:span><text:span text:style-name="T24">{</text:span></text:p>
      <text:p text:style-name="P52"><text:span text:style-name="T22"><text:s text:c="8"/></text:span><text:span text:style-name="T24">symbols_map[i]</text:span><text:span text:style-name="T22"> </text:span><text:span text:style-name="T24">=</text:span><text:span text:style-name="T22"> </text:span><text:span text:style-name="T20">nullptr</text:span><text:span text:style-name="T24">;</text:span></text:p>
      <text:p text:style-name="P52"><text:span text:style-name="T22"><text:s text:c="4"/></text:span><text:span text:style-name="T24">}</text:span></text:p>
      <text:p text:style-name="P52"><text:span text:style-name="T22"><text:s text:c="4"/></text:span><text:span text:style-name="T24">fill_symbols_map(tree,</text:span><text:span text:style-name="T22"> </text:span><text:span text:style-name="T24">symbols_map);</text:span></text:p>
      <text:p text:style-name="P52"><text:span text:style-name="T22"><text:s text:c="4"/></text:span><text:span text:style-name="T20">int</text:span><text:span text:style-name="T22"> </text:span><text:span text:style-name="T24">len</text:span><text:span text:style-name="T22"> </text:span><text:span text:style-name="T24">=</text:span><text:span text:style-name="T22"> </text:span><text:span text:style-name="T24">strlen(message);</text:span></text:p>
      <text:p text:style-name="P52"><text:soft-page-break/><text:span text:style-name="T22"><text:s text:c="4"/></text:span><text:span text:style-name="T20">int</text:span><text:span text:style-name="T22"> </text:span><text:span text:style-name="T24">index</text:span><text:span text:style-name="T22"> </text:span><text:span text:style-name="T24">=</text:span><text:span text:style-name="T22"> </text:span><text:span text:style-name="T29">0</text:span><text:span text:style-name="T24">;</text:span></text:p>
      <text:p text:style-name="P52"><text:span text:style-name="T22"><text:s text:c="4"/></text:span><text:span text:style-name="T20">char</text:span><text:span text:style-name="T22"> </text:span><text:span text:style-name="T24">path[</text:span><text:span text:style-name="T29">UCHAR_MAX</text:span><text:span text:style-name="T24">];</text:span></text:p>
      <text:p text:style-name="P52"><text:span text:style-name="T22"><text:s text:c="4"/></text:span><text:span text:style-name="T20">for</text:span><text:span text:style-name="T24">(</text:span><text:span text:style-name="T20">int</text:span><text:span text:style-name="T22"> </text:span><text:span text:style-name="T24">i</text:span><text:span text:style-name="T22"> </text:span><text:span text:style-name="T24">=</text:span><text:span text:style-name="T22"> </text:span><text:span text:style-name="T29">0</text:span><text:span text:style-name="T24">;</text:span><text:span text:style-name="T22"> </text:span><text:span text:style-name="T24">i</text:span><text:span text:style-name="T22"> </text:span><text:span text:style-name="T24">&lt;</text:span><text:span text:style-name="T22"> </text:span><text:span text:style-name="T24">len;</text:span><text:span text:style-name="T22"> </text:span><text:span text:style-name="T24">++i)</text:span><text:span text:style-name="T22"> </text:span><text:span text:style-name="T24">{</text:span></text:p>
      <text:p text:style-name="P52"><text:span text:style-name="T22"><text:s text:c="8"/></text:span><text:span text:style-name="T20">const</text:span><text:span text:style-name="T22"> </text:span><text:span text:style-name="T18">CodeTree</text:span><text:span text:style-name="T24">*</text:span><text:span text:style-name="T22"> </text:span><text:span text:style-name="T24">node</text:span><text:span text:style-name="T22"> </text:span><text:span text:style-name="T24">=</text:span><text:span text:style-name="T22"> </text:span><text:span text:style-name="T24">symbols_map[message[i]</text:span><text:span text:style-name="T22"> </text:span><text:span text:style-name="T24">-</text:span><text:span text:style-name="T22"> </text:span><text:span text:style-name="T29">CHAR_MIN</text:span><text:span text:style-name="T24">];</text:span></text:p>
      <text:p text:style-name="P52"><text:span text:style-name="T22"><text:s text:c="8"/></text:span><text:span text:style-name="T20">int</text:span><text:span text:style-name="T22"> </text:span><text:span text:style-name="T24">j</text:span><text:span text:style-name="T22"> </text:span><text:span text:style-name="T24">=</text:span><text:span text:style-name="T22"> </text:span><text:span text:style-name="T29">0</text:span><text:span text:style-name="T24">;</text:span></text:p>
      <text:p text:style-name="P52"><text:span text:style-name="T22"><text:s text:c="8"/></text:span><text:span text:style-name="T20">while</text:span><text:span text:style-name="T24">(!is_root(node))</text:span><text:span text:style-name="T22"> </text:span><text:span text:style-name="T24">{</text:span></text:p>
      <text:p text:style-name="P52"><text:span text:style-name="T22"><text:s text:c="12"/></text:span><text:span text:style-name="T20">if</text:span><text:span text:style-name="T24">(node-&gt;</text:span><text:span text:style-name="T32">parent</text:span><text:span text:style-name="T24">-&gt;</text:span><text:span text:style-name="T32">left</text:span><text:span text:style-name="T22"> </text:span><text:span text:style-name="T24">==</text:span><text:span text:style-name="T22"> </text:span><text:span text:style-name="T24">node)</text:span></text:p>
      <text:p text:style-name="P52"><text:span text:style-name="T22"><text:s text:c="16"/></text:span><text:span text:style-name="T24">path[j++]</text:span><text:span text:style-name="T22"> </text:span><text:span text:style-name="T24">=</text:span><text:span text:style-name="T22"> </text:span><text:span text:style-name="T28">'0'</text:span><text:span text:style-name="T24">;</text:span></text:p>
      <text:p text:style-name="P52"><text:span text:style-name="T22"><text:s text:c="12"/></text:span><text:span text:style-name="T20">else</text:span></text:p>
      <text:p text:style-name="P52"><text:span text:style-name="T22"><text:s text:c="16"/></text:span><text:span text:style-name="T24">path[j++]</text:span><text:span text:style-name="T22"> </text:span><text:span text:style-name="T24">=</text:span><text:span text:style-name="T22"> </text:span><text:span text:style-name="T28">'1'</text:span><text:span text:style-name="T24">;</text:span></text:p>
      <text:p text:style-name="P52"><text:span text:style-name="T22"><text:s text:c="12"/></text:span><text:span text:style-name="T24">node</text:span><text:span text:style-name="T22"> </text:span><text:span text:style-name="T24">=</text:span><text:span text:style-name="T22"> </text:span><text:span text:style-name="T24">node-&gt;</text:span><text:span text:style-name="T32">parent</text:span><text:span text:style-name="T24">;</text:span></text:p>
      <text:p text:style-name="P52"><text:span text:style-name="T22"><text:s text:c="8"/></text:span><text:span text:style-name="T24">}</text:span></text:p>
      <text:p text:style-name="P52"><text:span text:style-name="T22"><text:s text:c="8"/></text:span><text:span text:style-name="T20">while</text:span><text:span text:style-name="T24">(j</text:span><text:span text:style-name="T22"> </text:span><text:span text:style-name="T24">&gt;</text:span><text:span text:style-name="T22"> </text:span><text:span text:style-name="T29">0</text:span><text:span text:style-name="T24">)</text:span></text:p>
      <text:p text:style-name="P52"><text:span text:style-name="T22"><text:s text:c="12"/></text:span><text:span text:style-name="T24">code[index++]</text:span><text:span text:style-name="T22"> </text:span><text:span text:style-name="T24">=</text:span><text:span text:style-name="T22"> </text:span><text:span text:style-name="T24">path[--j];</text:span></text:p>
      <text:p text:style-name="P52"><text:span text:style-name="T22"><text:s text:c="4"/></text:span><text:span text:style-name="T24">}</text:span></text:p>
      <text:p text:style-name="P52"><text:span text:style-name="T22"><text:s text:c="4"/></text:span><text:span text:style-name="T24">code[index]</text:span><text:span text:style-name="T22"> </text:span><text:span text:style-name="T24">=</text:span><text:span text:style-name="T22"> </text:span><text:span text:style-name="T29">0</text:span><text:span text:style-name="T24">;</text:span></text:p>
      <text:p text:style-name="P52"><text:span text:style-name="T22"><text:s text:c="4"/></text:span><text:span text:style-name="T20">delete</text:span><text:span text:style-name="T22"> </text:span><text:span text:style-name="T24">[]</text:span><text:span text:style-name="T22"> </text:span><text:span text:style-name="T24">symbols_map;</text:span></text:p>
      <text:p text:style-name="P52"><text:span text:style-name="T22"><text:s text:c="4"/></text:span><text:span text:style-name="T20">return</text:span><text:span text:style-name="T22"> </text:span><text:span text:style-name="T24">code;</text:span></text:p>
      <text:p text:style-name="P54">}</text:p>
      <text:p text:style-name="P52"><text:span text:style-name="T20">char</text:span><text:span text:style-name="T24">*</text:span><text:span text:style-name="T22"> </text:span><text:span text:style-name="T24">decode(</text:span><text:span text:style-name="T20">const</text:span><text:span text:style-name="T22"> </text:span><text:span text:style-name="T18">CodeTree</text:span><text:span text:style-name="T24">*</text:span><text:span text:style-name="T22"> </text:span><text:span text:style-name="T24">tree,</text:span><text:span text:style-name="T22"> </text:span><text:span text:style-name="T20">const</text:span><text:span text:style-name="T22"> </text:span><text:span text:style-name="T20">char</text:span><text:span text:style-name="T24">*</text:span><text:span text:style-name="T22"> </text:span><text:span text:style-name="T24">code){</text:span></text:p>
      <text:p text:style-name="P52"><text:span text:style-name="T22"><text:s text:c="4"/></text:span><text:span text:style-name="T20">char</text:span><text:span text:style-name="T24">*</text:span><text:span text:style-name="T22"> </text:span><text:span text:style-name="T24">message</text:span><text:span text:style-name="T22"> </text:span><text:span text:style-name="T24">=</text:span><text:span text:style-name="T22"> </text:span><text:span text:style-name="T20">new</text:span><text:span text:style-name="T22"> </text:span><text:span text:style-name="T20">char</text:span><text:span text:style-name="T24">[</text:span><text:span text:style-name="T29">MAX_CODE_LEN</text:span><text:span text:style-name="T24">];</text:span></text:p>
      <text:p text:style-name="P52"><text:span text:style-name="T22"><text:s text:c="4"/></text:span><text:span text:style-name="T20">int</text:span><text:span text:style-name="T22"> </text:span><text:span text:style-name="T24">index</text:span><text:span text:style-name="T22"> </text:span><text:span text:style-name="T24">=</text:span><text:span text:style-name="T22"> </text:span><text:span text:style-name="T29">0</text:span><text:span text:style-name="T24">;</text:span></text:p>
      <text:p text:style-name="P52"><text:span text:style-name="T22"><text:s text:c="4"/></text:span><text:span text:style-name="T20">int</text:span><text:span text:style-name="T22"> </text:span><text:span text:style-name="T24">len</text:span><text:span text:style-name="T22"> </text:span><text:span text:style-name="T24">=</text:span><text:span text:style-name="T22"> </text:span><text:span text:style-name="T24">strlen(code);</text:span></text:p>
      <text:p text:style-name="P52"><text:span text:style-name="T22"><text:s text:c="4"/></text:span><text:span text:style-name="T20">const</text:span><text:span text:style-name="T22"> </text:span><text:span text:style-name="T18">CodeTree</text:span><text:span text:style-name="T24">*</text:span><text:span text:style-name="T22"> </text:span><text:span text:style-name="T24">v</text:span><text:span text:style-name="T22"> </text:span><text:span text:style-name="T24">=</text:span><text:span text:style-name="T22"> </text:span><text:span text:style-name="T24">tree;</text:span></text:p>
      <text:p text:style-name="P52"><text:span text:style-name="T22"><text:s text:c="4"/></text:span><text:span text:style-name="T20">for</text:span><text:span text:style-name="T24">(</text:span><text:span text:style-name="T20">int</text:span><text:span text:style-name="T22"> </text:span><text:span text:style-name="T24">i</text:span><text:span text:style-name="T22"> </text:span><text:span text:style-name="T24">=</text:span><text:span text:style-name="T22"> </text:span><text:span text:style-name="T29">0</text:span><text:span text:style-name="T24">;</text:span><text:span text:style-name="T22"> </text:span><text:span text:style-name="T24">i</text:span><text:span text:style-name="T22"> </text:span><text:span text:style-name="T24">&lt;</text:span><text:span text:style-name="T22"> </text:span><text:span text:style-name="T24">len;</text:span><text:span text:style-name="T22"> </text:span><text:span text:style-name="T24">++i)</text:span><text:span text:style-name="T22"> </text:span><text:span text:style-name="T24">{</text:span></text:p>
      <text:p text:style-name="P52"><text:span text:style-name="T22"><text:s text:c="8"/></text:span><text:span text:style-name="T20">if</text:span><text:span text:style-name="T24">(code[i]</text:span><text:span text:style-name="T22"> </text:span><text:span text:style-name="T24">==</text:span><text:span text:style-name="T22"> </text:span><text:span text:style-name="T28">'0'</text:span><text:span text:style-name="T24">)</text:span></text:p>
      <text:p text:style-name="P52"><text:span text:style-name="T22"><text:s text:c="12"/></text:span><text:span text:style-name="T24">v</text:span><text:span text:style-name="T22"> </text:span><text:span text:style-name="T24">=</text:span><text:span text:style-name="T22"> </text:span><text:span text:style-name="T24">v-&gt;</text:span><text:span text:style-name="T32">left</text:span><text:span text:style-name="T24">;</text:span></text:p>
      <text:p text:style-name="P52"><text:span text:style-name="T22"><text:s text:c="8"/></text:span><text:span text:style-name="T20">else</text:span></text:p>
      <text:p text:style-name="P52"><text:span text:style-name="T22"><text:s text:c="12"/></text:span><text:span text:style-name="T24">v</text:span><text:span text:style-name="T22"> </text:span><text:span text:style-name="T24">=</text:span><text:span text:style-name="T22"> </text:span><text:span text:style-name="T24">v-&gt;</text:span><text:span text:style-name="T32">right</text:span><text:span text:style-name="T24">;</text:span></text:p>
      <text:p text:style-name="P52"><text:span text:style-name="T22"><text:s text:c="8"/></text:span><text:span text:style-name="T20">if</text:span><text:span text:style-name="T24">(is_leaf(v))</text:span><text:span text:style-name="T22"> </text:span><text:span text:style-name="T24">{</text:span></text:p>
      <text:p text:style-name="P52"><text:span text:style-name="T22"><text:s text:c="12"/></text:span><text:span text:style-name="T24">message[index++]</text:span><text:span text:style-name="T22"> </text:span><text:span text:style-name="T24">=</text:span><text:span text:style-name="T22"> </text:span><text:span text:style-name="T24">v-&gt;</text:span><text:span text:style-name="T32">s</text:span><text:span text:style-name="T24">.</text:span><text:span text:style-name="T32">c</text:span><text:span text:style-name="T24">;</text:span></text:p>
      <text:p text:style-name="P52"><text:span text:style-name="T22"><text:s text:c="12"/></text:span><text:span text:style-name="T24">v</text:span><text:span text:style-name="T22"> </text:span><text:span text:style-name="T24">=</text:span><text:span text:style-name="T22"> </text:span><text:span text:style-name="T24">tree;</text:span></text:p>
      <text:p text:style-name="P52"><text:span text:style-name="T22"><text:s text:c="8"/></text:span><text:span text:style-name="T24">}</text:span></text:p>
      <text:p text:style-name="P52"><text:span text:style-name="T22"><text:s text:c="4"/></text:span><text:span text:style-name="T24">}</text:span></text:p>
      <text:p text:style-name="P52"><text:span text:style-name="T22"><text:s text:c="4"/></text:span><text:span text:style-name="T20">return</text:span><text:span text:style-name="T22"> </text:span><text:span text:style-name="T24">message;</text:span></text:p>
      <text:p text:style-name="P54">}</text:p>
      <text:p text:style-name="P52"><text:span text:style-name="T20">void</text:span><text:span text:style-name="T22"> </text:span><text:span text:style-name="T24">destroy(</text:span><text:span text:style-name="T18">CodeTree</text:span><text:span text:style-name="T24">*</text:span><text:span text:style-name="T22"> </text:span><text:span text:style-name="T24">tree){</text:span></text:p>
      <text:p text:style-name="P52"><text:span text:style-name="T22"><text:s text:c="4"/></text:span><text:span text:style-name="T20">if</text:span><text:span text:style-name="T24">(tree</text:span><text:span text:style-name="T22"> </text:span><text:span text:style-name="T24">==</text:span><text:span text:style-name="T22"> </text:span><text:span text:style-name="T20">nullptr</text:span><text:span text:style-name="T24">)</text:span><text:span text:style-name="T22"> </text:span><text:span text:style-name="T20">return</text:span><text:span text:style-name="T24">;</text:span></text:p>
      <text:p text:style-name="P52"><text:span text:style-name="T22"><text:s text:c="4"/></text:span><text:span text:style-name="T24">destroy(tree-&gt;</text:span><text:span text:style-name="T32">left</text:span><text:span text:style-name="T24">);</text:span></text:p>
      <text:p text:style-name="P52"><text:span text:style-name="T22"><text:s text:c="4"/></text:span><text:span text:style-name="T24">destroy(tree-&gt;</text:span><text:span text:style-name="T32">right</text:span><text:span text:style-name="T24">);</text:span></text:p>
      <text:p text:style-name="P52"><text:span text:style-name="T22"><text:s text:c="4"/></text:span><text:span text:style-name="T20">delete</text:span><text:span text:style-name="T22"> </text:span><text:span text:style-name="T24">tree;</text:span></text:p>
      <text:p text:style-name="P52"><text:span text:style-name="T22"><text:s text:c="4"/></text:span><text:span text:style-name="T24">tree</text:span><text:span text:style-name="T22"> </text:span><text:span text:style-name="T24">=</text:span><text:span text:style-name="T22"> </text:span><text:span text:style-name="T20">nullptr</text:span><text:span text:style-name="T24">;</text:span></text:p>
      <text:p text:style-name="P54">}</text:p>
      <text:p text:style-name="P52"><text:span text:style-name="T20">void</text:span><text:span text:style-name="T22"> </text:span><text:span text:style-name="T24">fill_symbols_map(</text:span><text:span text:style-name="T20">const</text:span><text:span text:style-name="T22"> </text:span><text:span text:style-name="T18">CodeTree</text:span><text:span text:style-name="T24">*</text:span><text:span text:style-name="T22"> </text:span><text:span text:style-name="T24">node,</text:span><text:span text:style-name="T22"> </text:span><text:span text:style-name="T20">const</text:span><text:span text:style-name="T22"> </text:span><text:span text:style-name="T18">CodeTree</text:span><text:span text:style-name="T24">**</text:span><text:span text:style-name="T22"> </text:span><text:span text:style-name="T24">symbols_map){</text:span></text:p>
      <text:p text:style-name="P52"><text:span text:style-name="T22"><text:s text:c="4"/></text:span><text:span text:style-name="T20">if</text:span><text:span text:style-name="T24">(is_leaf(node))</text:span></text:p>
      <text:p text:style-name="P52"><text:span text:style-name="T22"><text:s text:c="8"/></text:span><text:span text:style-name="T24">symbols_map[node-&gt;</text:span><text:span text:style-name="T32">s</text:span><text:span text:style-name="T24">.</text:span><text:span text:style-name="T32">c</text:span><text:span text:style-name="T22"> </text:span><text:span text:style-name="T24">-</text:span><text:span text:style-name="T22"> </text:span><text:span text:style-name="T29">CHAR_MIN</text:span><text:span text:style-name="T24">]</text:span><text:span text:style-name="T22"> </text:span><text:span text:style-name="T24">=</text:span><text:span text:style-name="T22"> </text:span><text:span text:style-name="T24">node;</text:span></text:p>
      <text:p text:style-name="P52"><text:span text:style-name="T22"><text:s text:c="4"/></text:span><text:span text:style-name="T20">else</text:span><text:span text:style-name="T22"> </text:span><text:span text:style-name="T24">{</text:span></text:p>
      <text:p text:style-name="P52"><text:span text:style-name="T22"><text:s text:c="8"/></text:span><text:span text:style-name="T24">fill_symbols_map(node-&gt;</text:span><text:span text:style-name="T32">left</text:span><text:span text:style-name="T24">,</text:span><text:span text:style-name="T22"> </text:span><text:span text:style-name="T24">symbols_map);</text:span></text:p>
      <text:p text:style-name="P52"><text:span text:style-name="T22"><text:s text:c="8"/></text:span><text:span text:style-name="T24">fill_symbols_map(node-&gt;</text:span><text:span text:style-name="T32">right</text:span><text:span text:style-name="T24">,</text:span><text:span text:style-name="T22"> </text:span><text:span text:style-name="T24">symbols_map);</text:span></text:p>
      <text:p text:style-name="P52"><text:soft-page-break/><text:span text:style-name="T22"><text:s text:c="4"/></text:span><text:span text:style-name="T24">}</text:span></text:p>
      <text:p text:style-name="P54">}</text:p>
      <text:p text:style-name="P63"><text:span text:style-name="T29">#endif</text:span><text:span text:style-name="T22"> </text:span><text:span text:style-name="T28">//</text:span><text:span text:style-name="T22"> </text:span><text:span text:style-name="T28">CODETREE_CPP</text:span></text:p>
      <text:p text:style-name="P58">Файл priority_queue.h</text:p>
      <text:p text:style-name="P58"/>
      <text:p text:style-name="P58"><text:span text:style-name="T29">#ifndef</text:span><text:span text:style-name="T22"> </text:span>PRIORITY_QUEUE</text:p>
      <text:p text:style-name="P63"><text:span text:style-name="T29">#define</text:span><text:span text:style-name="T22"> </text:span><text:span text:style-name="T29">PRIORITY_QUEUE</text:span></text:p>
      <text:p text:style-name="P52"><text:span text:style-name="T29">#include</text:span><text:span text:style-name="T22"> </text:span><text:span text:style-name="T28">&lt;utility&gt;</text:span></text:p>
      <text:p text:style-name="P52"><text:span text:style-name="T20">template</text:span><text:span text:style-name="T22"> </text:span><text:span text:style-name="T24">&lt;</text:span><text:span text:style-name="T20">typename</text:span><text:span text:style-name="T22"> </text:span><text:span text:style-name="T18">T</text:span><text:span text:style-name="T24">&gt;</text:span></text:p>
      <text:p text:style-name="P52"><text:span text:style-name="T20">struct</text:span><text:span text:style-name="T22"> </text:span><text:span text:style-name="T18">PriorityQueueItem</text:span><text:span text:style-name="T22"> </text:span><text:span text:style-name="T24">{</text:span></text:p>
      <text:p text:style-name="P52"><text:span text:style-name="T22"><text:s text:c="4"/></text:span><text:span text:style-name="T20">int</text:span><text:span text:style-name="T22"> </text:span><text:span text:style-name="T32">key</text:span><text:span text:style-name="T24">;</text:span></text:p>
      <text:p text:style-name="P52"><text:span text:style-name="T22"><text:s text:c="4"/></text:span><text:span text:style-name="T18">T</text:span><text:span text:style-name="T22"> </text:span><text:span text:style-name="T32">data</text:span><text:span text:style-name="T24">;</text:span></text:p>
      <text:p text:style-name="P54">};</text:p>
      <text:p text:style-name="P52"><text:span text:style-name="T20">template</text:span><text:span text:style-name="T22"> </text:span><text:span text:style-name="T24">&lt;</text:span><text:span text:style-name="T20">typename</text:span><text:span text:style-name="T22"> </text:span><text:span text:style-name="T18">T</text:span><text:span text:style-name="T24">&gt;</text:span></text:p>
      <text:p text:style-name="P52"><text:span text:style-name="T20">struct</text:span><text:span text:style-name="T22"> </text:span><text:span text:style-name="T18">PriorityQueue</text:span><text:span text:style-name="T22"> </text:span><text:span text:style-name="T24">{</text:span></text:p>
      <text:p text:style-name="P52"><text:span text:style-name="T22"><text:s text:c="4"/></text:span><text:span text:style-name="T20">int</text:span><text:span text:style-name="T22"> </text:span><text:span text:style-name="T32">size_</text:span><text:span text:style-name="T24">;</text:span></text:p>
      <text:p text:style-name="P52"><text:span text:style-name="T22"><text:s text:c="4"/></text:span><text:span text:style-name="T20">int</text:span><text:span text:style-name="T22"> </text:span><text:span text:style-name="T32">capacity_</text:span><text:span text:style-name="T24">;</text:span></text:p>
      <text:p text:style-name="P52"><text:span text:style-name="T22"><text:s text:c="4"/></text:span><text:span text:style-name="T18">PriorityQueueItem</text:span><text:span text:style-name="T24">&lt;</text:span><text:span text:style-name="T18">T</text:span><text:span text:style-name="T24">&gt;*</text:span><text:span text:style-name="T22"> </text:span><text:span text:style-name="T32">heap_</text:span><text:span text:style-name="T24">;</text:span></text:p>
      <text:p text:style-name="P54">};</text:p>
      <text:p text:style-name="P52"><text:span text:style-name="T20">template</text:span><text:span text:style-name="T22"> </text:span><text:span text:style-name="T24">&lt;</text:span><text:span text:style-name="T20">typename</text:span><text:span text:style-name="T22"> </text:span><text:span text:style-name="T18">T</text:span><text:span text:style-name="T24">&gt;</text:span></text:p>
      <text:p text:style-name="P52"><text:span text:style-name="T18">PriorityQueue</text:span><text:span text:style-name="T24">&lt;</text:span><text:span text:style-name="T18">T</text:span><text:span text:style-name="T24">&gt;*</text:span><text:span text:style-name="T22"> </text:span><text:span text:style-name="T24">create_pq(</text:span><text:span text:style-name="T20">int</text:span><text:span text:style-name="T22"> </text:span><text:span text:style-name="T24">capacity)</text:span></text:p>
      <text:p text:style-name="P54">{</text:p>
      <text:p text:style-name="P52"><text:span text:style-name="T22"><text:s text:c="4"/></text:span><text:span text:style-name="T18">PriorityQueue</text:span><text:span text:style-name="T24">&lt;</text:span><text:span text:style-name="T18">T</text:span><text:span text:style-name="T24">&gt;*</text:span><text:span text:style-name="T22"> </text:span><text:span text:style-name="T24">pq</text:span><text:span text:style-name="T22"> </text:span><text:span text:style-name="T24">=</text:span><text:span text:style-name="T22"> </text:span><text:span text:style-name="T20">new</text:span><text:span text:style-name="T22"> </text:span><text:span text:style-name="T18">PriorityQueue</text:span><text:span text:style-name="T24">&lt;</text:span><text:span text:style-name="T18">T</text:span><text:span text:style-name="T24">&gt;;</text:span></text:p>
      <text:p text:style-name="P52"><text:span text:style-name="T22"><text:s text:c="4"/></text:span><text:span text:style-name="T24">pq-&gt;</text:span><text:span text:style-name="T32">heap_</text:span><text:span text:style-name="T22"> </text:span><text:span text:style-name="T24">=</text:span><text:span text:style-name="T22"> </text:span><text:span text:style-name="T20">new</text:span><text:span text:style-name="T22"> </text:span><text:span text:style-name="T18">PriorityQueueItem</text:span><text:span text:style-name="T24">&lt;</text:span><text:span text:style-name="T18">T</text:span><text:span text:style-name="T24">&gt;[capacity];</text:span></text:p>
      <text:p text:style-name="P52"><text:span text:style-name="T22"><text:s text:c="4"/></text:span><text:span text:style-name="T24">pq-&gt;</text:span><text:span text:style-name="T32">capacity_</text:span><text:span text:style-name="T22"> </text:span><text:span text:style-name="T24">=</text:span><text:span text:style-name="T22"> </text:span><text:span text:style-name="T24">capacity;</text:span></text:p>
      <text:p text:style-name="P52"><text:span text:style-name="T22"><text:s text:c="4"/></text:span><text:span text:style-name="T24">pq-&gt;</text:span><text:span text:style-name="T32">size_</text:span><text:span text:style-name="T22"> </text:span><text:span text:style-name="T24">=</text:span><text:span text:style-name="T22"> </text:span><text:span text:style-name="T29">0</text:span><text:span text:style-name="T24">;</text:span></text:p>
      <text:p text:style-name="P52"><text:span text:style-name="T22"><text:s text:c="4"/></text:span><text:span text:style-name="T20">return</text:span><text:span text:style-name="T22"> </text:span><text:span text:style-name="T24">pq;</text:span></text:p>
      <text:p text:style-name="P54">}</text:p>
      <text:p text:style-name="P52"><text:span text:style-name="T20">template</text:span><text:span text:style-name="T22"> </text:span><text:span text:style-name="T24">&lt;</text:span><text:span text:style-name="T20">typename</text:span><text:span text:style-name="T22"> </text:span><text:span text:style-name="T18">T</text:span><text:span text:style-name="T24">&gt;</text:span></text:p>
      <text:p text:style-name="P52"><text:span text:style-name="T20">int</text:span><text:span text:style-name="T22"> </text:span><text:span text:style-name="T24">size(</text:span><text:span text:style-name="T18">PriorityQueue</text:span><text:span text:style-name="T24">&lt;</text:span><text:span text:style-name="T18">T</text:span><text:span text:style-name="T24">&gt;*</text:span><text:span text:style-name="T22"> </text:span><text:span text:style-name="T24">pq){</text:span></text:p>
      <text:p text:style-name="P52"><text:span text:style-name="T22"><text:s text:c="4"/></text:span><text:span text:style-name="T20">return</text:span><text:span text:style-name="T22"> </text:span><text:span text:style-name="T24">pq-&gt;</text:span><text:span text:style-name="T32">size_</text:span><text:span text:style-name="T24">;</text:span></text:p>
      <text:p text:style-name="P66">}</text:p>
      <text:p text:style-name="P52"><text:span text:style-name="T20">template</text:span><text:span text:style-name="T22"> </text:span><text:span text:style-name="T24">&lt;</text:span><text:span text:style-name="T20">typename</text:span><text:span text:style-name="T22"> </text:span><text:span text:style-name="T18">T</text:span><text:span text:style-name="T24">&gt;</text:span></text:p>
      <text:p text:style-name="P52"><text:span text:style-name="T20">void</text:span><text:span text:style-name="T22"> </text:span><text:span text:style-name="T24">sift_up(</text:span><text:span text:style-name="T18">PriorityQueue</text:span><text:span text:style-name="T24">&lt;</text:span><text:span text:style-name="T18">T</text:span><text:span text:style-name="T24">&gt;*</text:span><text:span text:style-name="T22"> </text:span><text:span text:style-name="T24">pq,</text:span><text:span text:style-name="T22"> </text:span><text:span text:style-name="T20">int</text:span><text:span text:style-name="T22"> </text:span><text:span text:style-name="T24">index){</text:span></text:p>
      <text:p text:style-name="P52"><text:span text:style-name="T22"><text:s text:c="4"/></text:span><text:span text:style-name="T20">int</text:span><text:span text:style-name="T22"> </text:span><text:span text:style-name="T24">parent</text:span><text:span text:style-name="T22"> </text:span><text:span text:style-name="T24">=</text:span><text:span text:style-name="T22"> </text:span><text:span text:style-name="T24">(index</text:span><text:span text:style-name="T22"> </text:span><text:span text:style-name="T24">-</text:span><text:span text:style-name="T22"> </text:span><text:span text:style-name="T29">1</text:span><text:span text:style-name="T24">)</text:span><text:span text:style-name="T22"> </text:span><text:span text:style-name="T24">/</text:span><text:span text:style-name="T22"> </text:span><text:span text:style-name="T29">2</text:span><text:span text:style-name="T24">;</text:span></text:p>
      <text:p text:style-name="P52"><text:span text:style-name="T22"><text:s text:c="4"/></text:span><text:span text:style-name="T20">while</text:span><text:span text:style-name="T24">(parent</text:span><text:span text:style-name="T22"> </text:span><text:span text:style-name="T24">&gt;=</text:span><text:span text:style-name="T22"> </text:span><text:span text:style-name="T29">0</text:span><text:span text:style-name="T22"> </text:span><text:span text:style-name="T24">&amp;&amp;</text:span><text:span text:style-name="T22"> </text:span><text:span text:style-name="T24">pq-&gt;</text:span><text:span text:style-name="T32">heap_</text:span><text:span text:style-name="T24">[index].</text:span><text:span text:style-name="T32">key</text:span><text:span text:style-name="T22"> </text:span><text:span text:style-name="T24">&lt;</text:span><text:span text:style-name="T22"> </text:span><text:span text:style-name="T24">pq-&gt;</text:span><text:span text:style-name="T32">heap_</text:span><text:span text:style-name="T24">[parent].</text:span><text:span text:style-name="T32">key</text:span><text:span text:style-name="T24">)</text:span><text:span text:style-name="T22"> </text:span><text:span text:style-name="T24">{</text:span></text:p>
      <text:p text:style-name="P52"><text:span text:style-name="T22"><text:s text:c="8"/></text:span><text:span text:style-name="T18">std</text:span><text:span text:style-name="T24">::swap(pq-&gt;</text:span><text:span text:style-name="T32">heap_</text:span><text:span text:style-name="T24">[index],</text:span><text:span text:style-name="T22"> </text:span><text:span text:style-name="T24">pq-&gt;</text:span><text:span text:style-name="T32">heap_</text:span><text:span text:style-name="T24">[parent]);</text:span></text:p>
      <text:p text:style-name="P52"><text:span text:style-name="T22"><text:s text:c="8"/></text:span><text:span text:style-name="T24">index</text:span><text:span text:style-name="T22"> </text:span><text:span text:style-name="T24">=</text:span><text:span text:style-name="T22"> </text:span><text:span text:style-name="T24">parent;</text:span></text:p>
      <text:p text:style-name="P52"><text:span text:style-name="T22"><text:s text:c="8"/></text:span><text:span text:style-name="T24">parent</text:span><text:span text:style-name="T22"> </text:span><text:span text:style-name="T24">=</text:span><text:span text:style-name="T22"> </text:span><text:span text:style-name="T24">(index</text:span><text:span text:style-name="T22"> </text:span><text:span text:style-name="T24">-</text:span><text:span text:style-name="T22"> </text:span><text:span text:style-name="T29">1</text:span><text:span text:style-name="T24">)</text:span><text:span text:style-name="T22"> </text:span><text:span text:style-name="T24">/</text:span><text:span text:style-name="T22"> </text:span><text:span text:style-name="T29">2</text:span><text:span text:style-name="T24">;</text:span></text:p>
      <text:p text:style-name="P52"><text:span text:style-name="T22"><text:s text:c="4"/></text:span><text:span text:style-name="T24">}</text:span></text:p>
      <text:p text:style-name="P54">}</text:p>
      <text:p text:style-name="P52"><text:span text:style-name="T20">template</text:span><text:span text:style-name="T22"> </text:span><text:span text:style-name="T24">&lt;</text:span><text:span text:style-name="T20">typename</text:span><text:span text:style-name="T22"> </text:span><text:span text:style-name="T18">T</text:span><text:span text:style-name="T24">&gt;</text:span></text:p>
      <text:p text:style-name="P52"><text:span text:style-name="T20">bool</text:span><text:span text:style-name="T22"> </text:span><text:span text:style-name="T24">push(</text:span><text:span text:style-name="T18">PriorityQueue</text:span><text:span text:style-name="T24">&lt;</text:span><text:span text:style-name="T18">T</text:span><text:span text:style-name="T24">&gt;*</text:span><text:span text:style-name="T22"> </text:span><text:span text:style-name="T24">pq,</text:span><text:span text:style-name="T22"> </text:span><text:span text:style-name="T20">int</text:span><text:span text:style-name="T22"> </text:span><text:span text:style-name="T24">key,</text:span><text:span text:style-name="T22"> </text:span><text:span text:style-name="T20">const</text:span><text:span text:style-name="T22"> </text:span><text:span text:style-name="T18">T</text:span><text:span text:style-name="T24">&amp;</text:span><text:span text:style-name="T22"> </text:span><text:span text:style-name="T24">data){</text:span></text:p>
      <text:p text:style-name="P52"><text:span text:style-name="T22"><text:s text:c="4"/></text:span><text:span text:style-name="T20">if</text:span><text:span text:style-name="T24">(pq-&gt;</text:span><text:span text:style-name="T32">size_</text:span><text:span text:style-name="T22"> </text:span><text:span text:style-name="T24">&gt;=</text:span><text:span text:style-name="T22"> </text:span><text:span text:style-name="T24">pq-&gt;</text:span><text:span text:style-name="T32">capacity_</text:span><text:span text:style-name="T24">)</text:span></text:p>
      <text:p text:style-name="P52"><text:span text:style-name="T22"><text:s text:c="8"/></text:span><text:span text:style-name="T20">return</text:span><text:span text:style-name="T22"> </text:span><text:span text:style-name="T20">false</text:span><text:span text:style-name="T24">;</text:span></text:p>
      <text:p text:style-name="P52"><text:span text:style-name="T22"><text:s text:c="4"/></text:span><text:span text:style-name="T24">pq-&gt;</text:span><text:span text:style-name="T32">heap_</text:span><text:span text:style-name="T24">[pq-&gt;</text:span><text:span text:style-name="T32">size_</text:span><text:span text:style-name="T24">].</text:span><text:span text:style-name="T32">key</text:span><text:span text:style-name="T22"> </text:span><text:span text:style-name="T24">=</text:span><text:span text:style-name="T22"> </text:span><text:span text:style-name="T24">key;</text:span></text:p>
      <text:p text:style-name="P52"><text:span text:style-name="T22"><text:s text:c="4"/></text:span><text:span text:style-name="T24">pq-&gt;</text:span><text:span text:style-name="T32">heap_</text:span><text:span text:style-name="T24">[pq-&gt;</text:span><text:span text:style-name="T32">size_</text:span><text:span text:style-name="T24">].</text:span><text:span text:style-name="T32">data</text:span><text:span text:style-name="T22"> </text:span><text:span text:style-name="T24">=</text:span><text:span text:style-name="T22"> </text:span><text:span text:style-name="T24">data;</text:span></text:p>
      <text:p text:style-name="P52"><text:soft-page-break/><text:span text:style-name="T22"><text:s text:c="4"/></text:span><text:span text:style-name="T24">pq-&gt;</text:span><text:span text:style-name="T32">size_</text:span><text:span text:style-name="T24">++;</text:span></text:p>
      <text:p text:style-name="P52"><text:span text:style-name="T22"><text:s text:c="4"/></text:span>sift_up<text:span text:style-name="T24">(pq,</text:span><text:span text:style-name="T22"> </text:span><text:span text:style-name="T24">pq-&gt;</text:span><text:span text:style-name="T32">size_</text:span><text:span text:style-name="T22"> </text:span><text:span text:style-name="T24">-</text:span><text:span text:style-name="T22"> </text:span><text:span text:style-name="T29">1</text:span><text:span text:style-name="T24">);</text:span></text:p>
      <text:p text:style-name="P52"><text:span text:style-name="T22"><text:s text:c="4"/></text:span><text:span text:style-name="T20">return</text:span><text:span text:style-name="T22"> </text:span><text:span text:style-name="T20">true</text:span><text:span text:style-name="T24">;</text:span></text:p>
      <text:p text:style-name="P54">}</text:p>
      <text:p text:style-name="P52"><text:span text:style-name="T20">template</text:span><text:span text:style-name="T22"> </text:span><text:span text:style-name="T24">&lt;</text:span><text:span text:style-name="T20">typename</text:span><text:span text:style-name="T22"> </text:span><text:span text:style-name="T18">T</text:span><text:span text:style-name="T24">&gt;</text:span></text:p>
      <text:p text:style-name="P52"><text:span text:style-name="T20">void</text:span><text:span text:style-name="T22"> </text:span><text:span text:style-name="T24">sift_down(</text:span><text:span text:style-name="T18">PriorityQueue</text:span><text:span text:style-name="T24">&lt;</text:span><text:span text:style-name="T18">T</text:span><text:span text:style-name="T24">&gt;*</text:span><text:span text:style-name="T22"> </text:span><text:span text:style-name="T24">pq,</text:span><text:span text:style-name="T22"> </text:span><text:span text:style-name="T20">int</text:span><text:span text:style-name="T22"> </text:span><text:span text:style-name="T24">index){</text:span></text:p>
      <text:p text:style-name="P52"><text:span text:style-name="T22"><text:s text:c="4"/></text:span><text:span text:style-name="T20">int</text:span><text:span text:style-name="T22"> </text:span><text:span text:style-name="T24">l</text:span><text:span text:style-name="T22"> </text:span><text:span text:style-name="T24">=</text:span><text:span text:style-name="T22"> </text:span><text:span text:style-name="T29">2</text:span><text:span text:style-name="T22"> </text:span><text:span text:style-name="T24">*</text:span><text:span text:style-name="T22"> </text:span><text:span text:style-name="T24">index</text:span><text:span text:style-name="T22"> </text:span><text:span text:style-name="T24">+</text:span><text:span text:style-name="T22"> </text:span><text:span text:style-name="T29">1</text:span><text:span text:style-name="T24">;</text:span></text:p>
      <text:p text:style-name="P52"><text:span text:style-name="T22"><text:s text:c="4"/></text:span><text:span text:style-name="T20">int</text:span><text:span text:style-name="T22"> </text:span><text:span text:style-name="T24">r</text:span><text:span text:style-name="T22"> </text:span><text:span text:style-name="T24">=</text:span><text:span text:style-name="T22"> </text:span><text:span text:style-name="T29">2</text:span><text:span text:style-name="T22"> </text:span><text:span text:style-name="T24">*</text:span><text:span text:style-name="T22"> </text:span><text:span text:style-name="T24">index</text:span><text:span text:style-name="T22"> </text:span><text:span text:style-name="T24">+</text:span><text:span text:style-name="T22"> </text:span><text:span text:style-name="T29">2</text:span><text:span text:style-name="T24">;</text:span></text:p>
      <text:p text:style-name="P52"><text:span text:style-name="T22"><text:s text:c="4"/></text:span><text:span text:style-name="T20">int</text:span><text:span text:style-name="T22"> </text:span><text:span text:style-name="T24">min</text:span><text:span text:style-name="T22"> </text:span><text:span text:style-name="T24">=</text:span><text:span text:style-name="T22"> </text:span><text:span text:style-name="T24">index;</text:span></text:p>
      <text:p text:style-name="P52"><text:span text:style-name="T22"><text:s text:c="4"/></text:span><text:span text:style-name="T20">if</text:span><text:span text:style-name="T24">(l</text:span><text:span text:style-name="T22"> </text:span><text:span text:style-name="T24">&lt;</text:span><text:span text:style-name="T22"> </text:span><text:span text:style-name="T24">pq-&gt;</text:span><text:span text:style-name="T32">size_</text:span><text:span text:style-name="T22"> </text:span><text:span text:style-name="T24">&amp;&amp;</text:span><text:span text:style-name="T22"> </text:span><text:span text:style-name="T24">pq-&gt;</text:span><text:span text:style-name="T32">heap_</text:span><text:span text:style-name="T24">[l].</text:span><text:span text:style-name="T32">key</text:span><text:span text:style-name="T22"> </text:span><text:span text:style-name="T24">&lt;</text:span><text:span text:style-name="T22"> </text:span><text:span text:style-name="T24">pq-&gt;</text:span><text:span text:style-name="T32">heap_</text:span><text:span text:style-name="T24">[min].</text:span><text:span text:style-name="T32">key</text:span><text:span text:style-name="T24">)</text:span></text:p>
      <text:p text:style-name="P52"><text:span text:style-name="T22"><text:s text:c="8"/></text:span><text:span text:style-name="T24">min</text:span><text:span text:style-name="T22"> </text:span><text:span text:style-name="T24">=</text:span><text:span text:style-name="T22"> </text:span><text:span text:style-name="T24">l;</text:span></text:p>
      <text:p text:style-name="P52"><text:span text:style-name="T22"><text:s text:c="4"/></text:span><text:span text:style-name="T20">if</text:span><text:span text:style-name="T24">(r</text:span><text:span text:style-name="T22"> </text:span><text:span text:style-name="T24">&lt;</text:span><text:span text:style-name="T22"> </text:span><text:span text:style-name="T24">pq-&gt;</text:span><text:span text:style-name="T32">size_</text:span><text:span text:style-name="T22"> </text:span><text:span text:style-name="T24">&amp;&amp;</text:span><text:span text:style-name="T22"> </text:span><text:span text:style-name="T24">pq-&gt;</text:span><text:span text:style-name="T32">heap_</text:span><text:span text:style-name="T24">[r].</text:span><text:span text:style-name="T32">key</text:span><text:span text:style-name="T22"> </text:span><text:span text:style-name="T24">&lt;</text:span><text:span text:style-name="T22"> </text:span><text:span text:style-name="T24">pq-&gt;</text:span><text:span text:style-name="T32">heap_</text:span><text:span text:style-name="T24">[min].</text:span><text:span text:style-name="T32">key</text:span><text:span text:style-name="T24">)</text:span></text:p>
      <text:p text:style-name="P52"><text:span text:style-name="T22"><text:s text:c="8"/></text:span><text:span text:style-name="T24">min</text:span><text:span text:style-name="T22"> </text:span><text:span text:style-name="T24">=</text:span><text:span text:style-name="T22"> </text:span><text:span text:style-name="T24">r;</text:span></text:p>
      <text:p text:style-name="P52"><text:span text:style-name="T22"><text:s text:c="4"/></text:span><text:span text:style-name="T20">if</text:span><text:span text:style-name="T24">(min</text:span><text:span text:style-name="T22"> </text:span><text:span text:style-name="T24">!=</text:span><text:span text:style-name="T22"> </text:span><text:span text:style-name="T24">index)</text:span><text:span text:style-name="T22"> </text:span><text:span text:style-name="T24">{</text:span></text:p>
      <text:p text:style-name="P52"><text:span text:style-name="T22"><text:s text:c="8"/></text:span><text:span text:style-name="T18">std</text:span><text:span text:style-name="T24">::swap(pq-&gt;</text:span><text:span text:style-name="T32">heap_</text:span><text:span text:style-name="T24">[index],</text:span><text:span text:style-name="T22"> </text:span><text:span text:style-name="T24">pq-&gt;</text:span><text:span text:style-name="T32">heap_</text:span><text:span text:style-name="T24">[min]);</text:span></text:p>
      <text:p text:style-name="P52"><text:span text:style-name="T22"><text:s text:c="8"/></text:span><text:span text:style-name="T24">sift_down(pq,</text:span><text:span text:style-name="T22"> </text:span><text:span text:style-name="T24">min);</text:span></text:p>
      <text:p text:style-name="P52"><text:span text:style-name="T22"><text:s text:c="4"/></text:span><text:span text:style-name="T24">}</text:span></text:p>
      <text:p text:style-name="P54">}</text:p>
      <text:p text:style-name="P52"><text:span text:style-name="T20">template</text:span><text:span text:style-name="T22"> </text:span><text:span text:style-name="T24">&lt;</text:span><text:span text:style-name="T20">typename</text:span><text:span text:style-name="T22"> </text:span><text:span text:style-name="T18">T</text:span><text:span text:style-name="T24">&gt;</text:span></text:p>
      <text:p text:style-name="P52"><text:span text:style-name="T18">T</text:span><text:span text:style-name="T22"> </text:span><text:span text:style-name="T24">pop(</text:span><text:span text:style-name="T18">PriorityQueue</text:span><text:span text:style-name="T24">&lt;</text:span><text:span text:style-name="T18">T</text:span><text:span text:style-name="T24">&gt;*</text:span><text:span text:style-name="T22"> </text:span><text:span text:style-name="T24">pq){</text:span></text:p>
      <text:p text:style-name="P52"><text:span text:style-name="T22"><text:s text:c="4"/></text:span><text:span text:style-name="T18">std</text:span><text:span text:style-name="T24">::swap(pq-&gt;</text:span><text:span text:style-name="T32">heap_</text:span><text:span text:style-name="T24">[</text:span><text:span text:style-name="T29">0</text:span><text:span text:style-name="T24">],</text:span><text:span text:style-name="T22"> </text:span><text:span text:style-name="T24">pq-&gt;</text:span><text:span text:style-name="T32">heap_</text:span><text:span text:style-name="T24">[pq-&gt;</text:span><text:span text:style-name="T32">size_</text:span><text:span text:style-name="T22"> </text:span><text:span text:style-name="T24">-</text:span><text:span text:style-name="T22"> </text:span><text:span text:style-name="T29">1</text:span><text:span text:style-name="T24">]);</text:span></text:p>
      <text:p text:style-name="P52"><text:span text:style-name="T22"><text:s text:c="4"/></text:span><text:span text:style-name="T24">pq-&gt;</text:span><text:span text:style-name="T32">size_</text:span><text:span text:style-name="T24">--;</text:span></text:p>
      <text:p text:style-name="P52"><text:span text:style-name="T22"><text:s text:c="4"/></text:span>sift_down<text:span text:style-name="T24">(pq,</text:span><text:span text:style-name="T22"> </text:span><text:span text:style-name="T29">0</text:span><text:span text:style-name="T24">);</text:span></text:p>
      <text:p text:style-name="P52"><text:span text:style-name="T22"><text:s text:c="4"/></text:span><text:span text:style-name="T20">return</text:span><text:span text:style-name="T22"> </text:span><text:span text:style-name="T24">pq-&gt;</text:span><text:span text:style-name="T32">heap_</text:span><text:span text:style-name="T24">[pq-&gt;</text:span><text:span text:style-name="T32">size_</text:span><text:span text:style-name="T24">].</text:span><text:span text:style-name="T32">data</text:span><text:span text:style-name="T24">;</text:span></text:p>
      <text:p text:style-name="P54">}</text:p>
      <text:p text:style-name="P52"><text:span text:style-name="T20">template</text:span><text:span text:style-name="T22"> </text:span><text:span text:style-name="T24">&lt;</text:span><text:span text:style-name="T20">typename</text:span><text:span text:style-name="T22"> </text:span><text:span text:style-name="T18">T</text:span><text:span text:style-name="T24">&gt;</text:span></text:p>
      <text:p text:style-name="P52"><text:span text:style-name="T20">void</text:span><text:span text:style-name="T22"> </text:span><text:span text:style-name="T24">destroy_pq(</text:span><text:span text:style-name="T18">PriorityQueue</text:span><text:span text:style-name="T24">&lt;</text:span><text:span text:style-name="T18">T</text:span><text:span text:style-name="T24">&gt;*</text:span><text:span text:style-name="T22"> </text:span><text:span text:style-name="T24">pq){</text:span></text:p>
      <text:p text:style-name="P52"><text:span text:style-name="T22"><text:s text:c="4"/></text:span><text:span text:style-name="T20">delete</text:span><text:span text:style-name="T22"> </text:span><text:span text:style-name="T24">[]</text:span><text:span text:style-name="T22"> </text:span><text:span text:style-name="T24">pq-&gt;</text:span><text:span text:style-name="T32">heap_</text:span><text:span text:style-name="T24">;</text:span></text:p>
      <text:p text:style-name="P52"><text:span text:style-name="T22"><text:s text:c="4"/></text:span><text:span text:style-name="T20">delete</text:span><text:span text:style-name="T22"> </text:span><text:span text:style-name="T24">pq;</text:span></text:p>
      <text:p text:style-name="P54">}</text:p>
      <text:p text:style-name="P63"><text:span text:style-name="T29">#endif</text:span><text:span text:style-name="T22"> </text:span><text:span text:style-name="T28">//</text:span><text:span text:style-name="T22"> </text:span><text:span text:style-name="T28">PRIORITY_QUEUE</text:span></text:p>
      <text:p text:style-name="P58"/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imSun" svg:font-family="SimSun"/>
    <style:font-face style:name="Symbol" svg:font-family="Symbol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3" svg:font-family="Arial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Arrowhead_20_1" draw:display-name="Arrowhead 1" svg:viewBox="0 0 80 80" svg:d="M80 40c0-22-18-40-40-40s-40 18-40 40 18 40 40 40 40-18 40-40z"/>
    <draw:marker draw:name="Arrowhead_20_10" draw:display-name="Arrowhead 10" svg:viewBox="0 0 80 80" svg:d="M80 40c0-22-18-40-40-40s-40 18-40 40 18 40 40 40 40-18 40-40z"/>
    <draw:marker draw:name="Arrowhead_20_11" draw:display-name="Arrowhead 11" svg:viewBox="0 0 80 80" svg:d="M80 40c0-22-18-40-40-40s-40 18-40 40 18 40 40 40 40-18 40-40z"/>
    <draw:marker draw:name="Arrowhead_20_12" draw:display-name="Arrowhead 12" svg:viewBox="0 0 80 80" svg:d="M80 40c0-22-18-40-40-40s-40 18-40 40 18 40 40 40 40-18 40-40z"/>
    <draw:marker draw:name="Arrowhead_20_2" draw:display-name="Arrowhead 2" svg:viewBox="0 0 80 80" svg:d="M80 40c0-22-18-40-40-40s-40 18-40 40 18 40 40 40 40-18 40-40z"/>
    <draw:marker draw:name="Arrowhead_20_3" draw:display-name="Arrowhead 3" svg:viewBox="0 0 80 80" svg:d="M80 40c0-22-18-40-40-40s-40 18-40 40 18 40 40 40 40-18 40-40z"/>
    <draw:marker draw:name="Arrowhead_20_4" draw:display-name="Arrowhead 4" svg:viewBox="0 0 80 80" svg:d="M80 40c0-22-18-40-40-40s-40 18-40 40 18 40 40 40 40-18 40-40z"/>
    <draw:marker draw:name="Arrowhead_20_5" draw:display-name="Arrowhead 5" svg:viewBox="0 0 80 80" svg:d="M80 40c0-22-18-40-40-40s-40 18-40 40 18 40 40 40 40-18 40-40z"/>
    <draw:marker draw:name="Arrowhead_20_6" draw:display-name="Arrowhead 6" svg:viewBox="0 0 80 80" svg:d="M80 40c0-22-18-40-40-40s-40 18-40 40 18 40 40 40 40-18 40-40z"/>
    <draw:marker draw:name="Arrowhead_20_7" draw:display-name="Arrowhead 7" svg:viewBox="0 0 80 80" svg:d="M80 40c0-22-18-40-40-40s-40 18-40 40 18 40 40 40 40-18 40-40z"/>
    <draw:marker draw:name="Arrowhead_20_8" draw:display-name="Arrowhead 8" svg:viewBox="0 0 80 80" svg:d="M80 40c0-22-18-40-40-40s-40 18-40 40 18 40 40 40 40-18 40-40z"/>
    <draw:marker draw:name="Arrowhead_20_9" draw:display-name="Arrowhead 9" svg:viewBox="0 0 80 80" svg:d="M80 40c0-22-18-40-40-40s-40 18-40 40 18 40 40 40 40-18 40-40z"/>
    <draw:marker draw:name="msArrowEnd_20_1" draw:display-name="msArrowEnd 1" svg:viewBox="0 0 80 80" svg:d="M40 0l40 80h-80z"/>
    <draw:marker draw:name="msArrowEnd_20_5" draw:display-name="msArrowEnd 5" svg:viewBox="0 0 120 120" svg:d="M60 0l60 120h-120z"/>
    <draw:marker draw:name="msArrowOvalEnd_20_1" draw:display-name="msArrowOvalEnd 1" svg:viewBox="0 0 80 80" svg:d="M80 40c0-22-18-40-40-40s-40 18-40 40 18 40 40 40 40-18 40-40z"/>
    <draw:marker draw:name="msArrowOvalEnd_20_5" draw:display-name="msArrowOvalEnd 5" svg:viewBox="0 -60 120 120" svg:d="M120 0c0-33-27-60-60-60s-60 27-60 60 27 60 60 60 60-27 60-6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ru" fo:country="RU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ru" fo:country="RU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style:font-name="Times New Roman1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WW8Num1z0" style:family="text">
      <style:text-properties fo:font-size="14pt" fo:language="en" fo:country="US" style:font-size-asian="14pt" style:font-size-complex="14pt"/>
    </style:style>
    <style:style style:name="WW8Num8z0" style:family="text">
      <style:text-properties style:font-name="Wingdings" fo:font-family="Wingdings" style:font-charset="x-symbol" fo:font-size="14pt" fo:language="ru" fo:country="RU" style:font-size-asian="14pt" style:language-asian="ru" style:country-asian="RU" style:font-name-complex="Wingdings" style:font-family-complex="Wingdings" style:font-charset-complex="x-symbol" style:font-size-complex="14pt"/>
    </style:style>
    <style:style style:name="WW8Num15z0" style:family="text">
      <style:text-properties style:font-name="Times New Roman" fo:font-family="'Times New Roman'" style:font-family-generic="roman" fo:font-size="14pt" fo:language="ru" fo:country="RU" style:font-name-asian="Symbol" style:font-family-asian="Symbol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635cm" fo:margin-left="4.445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635cm" fo:margin-left="8.255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635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">
        <style:list-level-properties text:list-level-position-and-space-mode="label-alignment">
          <style:list-level-label-alignment text:label-followed-by="listtab" text:list-tab-stop-position="1.27cm" fo:text-indent="-0.741cm" fo:margin-left="2.01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.75cm" fo:margin-bottom="0cm" loext:contextual-spacing="false" fo:line-height="100%" fo:text-align="end" style:justify-single-word="false" fo:text-indent="0cm" style:auto-text-indent="false" fo:break-before="page" fo:padding="0cm" fo:border="none"/>
      <style:text-properties style:text-position="0% 100%" style:font-name="Times New Roman1" fo:font-size="12pt" fo:font-weight="normal" style:font-name-asian="Times New Roman2" style:font-size-asian="12pt" style:font-weight-asian="normal" style:font-name-complex="Times New Roman2" style:font-size-complex="12pt"/>
    </style:style>
    <style:style style:name="MP2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>
        <style:tab-stops>
          <style:tab-stop style:position="17.002cm" style:type="right"/>
        </style:tab-stops>
      </style:paragraph-properties>
      <style:text-properties fo:background-color="transparent"/>
    </style:style>
    <style:style style:name="MP3" style:family="paragraph" style:parent-style-name="Standard">
      <style:paragraph-properties fo:margin-top="0cm" fo:margin-bottom="1.251cm" loext:contextual-spacing="false" fo:line-height="100%" fo:padding="0cm" fo:border="none"/>
      <style:text-properties style:text-position="0% 100%" style:font-name="Times New Roman1" fo:font-size="12pt" fo:font-weight="normal" style:font-name-asian="Times New Roman2" style:font-size-asian="12pt" style:font-weight-asian="normal" style:font-name-complex="Times New Roman2" style:font-size-complex="12pt"/>
    </style:style>
    <style:page-layout style:name="Mpm1">
      <style:page-layout-properties fo:page-width="21.001cm" fo:page-height="29.7cm" style:num-format="1" style:print-orientation="portrait" fo:margin-top="0cm" fo:margin-bottom="1.27cm" fo:margin-left="3cm" fo:margin-right="1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shadow="none" fo:background-color="transparent" style:dynamic-spacing="true" draw:fill="none" draw:fill-color="#729fcf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10</text:page-number></text:p>
        <text:p text:style-name="MP3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1-12T23:12:31.706180598</dc:date>
    <meta:editing-duration>PT4H35M59S</meta:editing-duration>
    <meta:editing-cycles>44</meta:editing-cycles>
    <meta:document-statistic meta:table-count="2" meta:image-count="0" meta:object-count="0" meta:page-count="10" meta:paragraph-count="335" meta:word-count="1268" meta:character-count="9710" meta:non-whitespace-character-count="7928"/>
  </office:meta>
</office:document-meta>
</file>